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3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fo:color="#c9211e"/>
    </style:style>
    <style:style style:name="ce8" style:family="table-cell" style:parent-style-name="Default" style:data-style-name="N2">
      <style:text-properties fo:color="#c9211e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6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ext-properties fo:color="#c9211e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58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ata fit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meas by soc1a</text:p>
          </table:table-cell>
          <table:table-cell table:style-name="ce1" office:value-type="string" calcext:value-type="string">
            <text:p>Probe 1 bare ends</text:p>
          </table:table-cell>
          <table:table-cell table:style-name="ce1" office:value-type="string" calcext:value-type="string">
            <text:p>Probe 2 pinned ends</text:p>
          </table:table-cell>
          <table:table-cell table:style-name="ce1" table:number-columns-repeated="3"/>
          <table:table-cell table:style-name="ce4"/>
          <table:table-cell table:style-name="ce6" office:value-type="string" calcext:value-type="string">
            <text:p>stacked R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T, C</text:p>
          </table:table-cell>
          <table:table-cell table:style-name="ce2" office:value-type="string" calcext:value-type="string">
            <text:p>Rbare</text:p>
          </table:table-cell>
          <table:table-cell table:style-name="ce2" office:value-type="string" calcext:value-type="string">
            <text:p>Rpinned</text:p>
          </table:table-cell>
          <table:table-cell table:style-name="ce2" office:value-type="string" calcext:value-type="string">
            <text:p>log10(Rbare)</text:p>
          </table:table-cell>
          <table:table-cell table:style-name="ce2" office:value-type="string" calcext:value-type="string">
            <text:p>log10(Rpinned)</text:p>
          </table:table-cell>
          <table:table-cell table:style-name="ce1"/>
          <table:table-cell table:style-name="ce5" office:value-type="string" calcext:value-type="string">
            <text:p>logR</text:p>
          </table:table-cell>
          <table:table-cell table:style-name="ce6" office:value-type="string" calcext:value-type="string">
            <text:p>T, C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table:style-name="ce2" office:value-type="float" office:value="65.3" calcext:value-type="float">
            <text:p>65.3</text:p>
          </table:table-cell>
          <table:table-cell table:style-name="ce2" office:value-type="float" office:value="2090" calcext:value-type="float">
            <text:p>2090</text:p>
          </table:table-cell>
          <table:table-cell table:style-name="ce1"/>
          <table:table-cell table:style-name="ce2" table:formula="of:=LOG10([.B5])" office:value-type="float" office:value="3.32014628611105" calcext:value-type="float">
            <text:p>3.32014628611105</text:p>
          </table:table-cell>
          <table:table-cell table:style-name="ce2" table:formula="of:=LOG10([.C5])" office:value-type="string" office:string-value="" calcext:value-type="error">
            <text:p>Err:502</text:p>
          </table:table-cell>
          <table:table-cell table:style-name="ce1"/>
          <table:table-cell table:style-name="ce5" office:value-type="float" office:value="4.42975228" calcext:value-type="float">
            <text:p>4.42975</text:p>
          </table:table-cell>
          <table:table-cell table:style-name="ce6" office:value-type="float" office:value="3.4" calcext:value-type="float">
            <text:p>3.4</text:p>
          </table:table-cell>
          <table:table-cell table:formula="of:=[.$K$31]*[.G5]+[.$K$30]" office:value-type="float" office:value="1.60112939592932" calcext:value-type="float">
            <text:p>1.60112939592932</text:p>
          </table:table-cell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table:formula="of:=LOG10([.B6])" office:value-type="float" office:value="3.3747483460101" calcext:value-type="float">
            <text:p>3.3747483460101</text:p>
          </table:table-cell>
          <table:table-cell table:style-name="ce2" table:formula="of:=LOG10([.C6])" office:value-type="float" office:value="3.33041377334919" calcext:value-type="float">
            <text:p>3.33041377334919</text:p>
          </table:table-cell>
          <table:table-cell table:style-name="ce1"/>
          <table:table-cell table:style-name="ce5" office:value-type="float" office:value="4.496929648" calcext:value-type="float">
            <text:p>4.49693</text:p>
          </table:table-cell>
          <table:table-cell table:style-name="ce6" office:value-type="float" office:value="3.4" calcext:value-type="float">
            <text:p>3.4</text:p>
          </table:table-cell>
          <table:table-cell table:formula="of:=[.$K$31]*[.G6]+[.$K$30]" office:value-type="float" office:value="-2.35988135992102" calcext:value-type="float">
            <text:p>-2.35988135992102</text:p>
          </table:table-cell>
          <table:table-cell table:number-columns-repeated="7"/>
        </table:table-row>
        <table:table-row table:style-name="ro1">
          <table:table-cell table:style-name="ce2" office:value-type="float" office:value="65.7" calcext:value-type="float">
            <text:p>65.7</text:p>
          </table:table-cell>
          <table:table-cell table:style-name="ce2" office:value-type="float" office:value="2480" calcext:value-type="float">
            <text:p>2480</text:p>
          </table:table-cell>
          <table:table-cell table:style-name="ce2" office:value-type="float" office:value="2190" calcext:value-type="float">
            <text:p>2190</text:p>
          </table:table-cell>
          <table:table-cell table:style-name="ce2" table:formula="of:=LOG10([.B7])" office:value-type="float" office:value="3.39445168082622" calcext:value-type="float">
            <text:p>3.39445168082622</text:p>
          </table:table-cell>
          <table:table-cell table:style-name="ce2" table:formula="of:=LOG10([.C7])" office:value-type="float" office:value="3.34044411484012" calcext:value-type="float">
            <text:p>3.34044411484012</text:p>
          </table:table-cell>
          <table:table-cell table:style-name="ce1"/>
          <table:table-cell table:style-name="ce5" office:value-type="float" office:value="4.45331834" calcext:value-type="float">
            <text:p>4.45332</text:p>
          </table:table-cell>
          <table:table-cell table:style-name="ce6" office:value-type="float" office:value="4.9" calcext:value-type="float">
            <text:p>4.9</text:p>
          </table:table-cell>
          <table:table-cell table:formula="of:=[.$K$31]*[.G7]+[.$K$30]" office:value-type="float" office:value="0.211592712488311" calcext:value-type="float">
            <text:p>0.211592712488311</text:p>
          </table:table-cell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820" calcext:value-type="float">
            <text:p>2820</text:p>
          </table:table-cell>
          <table:table-cell table:style-name="ce2" office:value-type="float" office:value="2440" calcext:value-type="float">
            <text:p>2440</text:p>
          </table:table-cell>
          <table:table-cell table:style-name="ce2" table:formula="of:=LOG10([.B8])" office:value-type="float" office:value="3.45024910831936" calcext:value-type="float">
            <text:p>3.45024910831936</text:p>
          </table:table-cell>
          <table:table-cell table:style-name="ce2" table:formula="of:=LOG10([.C8])" office:value-type="float" office:value="3.38738982633873" calcext:value-type="float">
            <text:p>3.38738982633873</text:p>
          </table:table-cell>
          <table:table-cell table:style-name="ce1"/>
          <table:table-cell table:style-name="ce5" office:value-type="float" office:value="4.376576957" calcext:value-type="float">
            <text:p>4.37658</text:p>
          </table:table-cell>
          <table:table-cell table:style-name="ce6" office:value-type="float" office:value="5.9" calcext:value-type="float">
            <text:p>5.9</text:p>
          </table:table-cell>
          <table:table-cell table:formula="of:=[.$K$31]*[.G8]+[.$K$30]" office:value-type="float" office:value="4.73653098458357" calcext:value-type="float">
            <text:p>4.73653098458357</text:p>
          </table:table-cell>
          <table:table-cell table:number-matrix-columns-spanned="2" table:number-matrix-rows-spanned="5" table:formula="of:=LINEST([.$H$5:.$H$70] ; [.$G$5:.$G$70] ; 1 ; 1)" office:value-type="float" office:value="-58.9634704927756" calcext:value-type="float">
            <text:p>-58.9634704927756</text:p>
          </table:table-cell>
          <table:table-cell office:value-type="float" office:value="262.794697248015" calcext:value-type="float">
            <text:p>262.794697248015</text:p>
          </table:table-cell>
          <table:table-cell table:number-columns-repeated="5"/>
        </table:table-row>
        <table:table-row table:style-name="ro1"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2630" calcext:value-type="float">
            <text:p>2630</text:p>
          </table:table-cell>
          <table:table-cell table:style-name="ce2" table:formula="of:=LOG10([.B9])" office:value-type="float" office:value="3.47129171105894" calcext:value-type="float">
            <text:p>3.47129171105894</text:p>
          </table:table-cell>
          <table:table-cell table:style-name="ce2" table:formula="of:=LOG10([.C9])" office:value-type="float" office:value="3.41995574848976" calcext:value-type="float">
            <text:p>3.41995574848976</text:p>
          </table:table-cell>
          <table:table-cell table:style-name="ce1"/>
          <table:table-cell table:style-name="ce5" office:value-type="float" office:value="4.361727836" calcext:value-type="float">
            <text:p>4.36173</text:p>
          </table:table-cell>
          <table:table-cell table:style-name="ce6" office:value-type="float" office:value="5.9" calcext:value-type="float">
            <text:p>5.9</text:p>
          </table:table-cell>
          <table:table-cell table:formula="of:=[.$K$31]*[.G9]+[.$K$30]" office:value-type="float" office:value="5.61208669251073" calcext:value-type="float">
            <text:p>5.61208669251073</text:p>
          </table:table-cell>
          <table:table-cell office:value-type="float" office:value="0.616608581313037" calcext:value-type="float">
            <text:p>0.616608581313037</text:p>
          </table:table-cell>
          <table:table-cell office:value-type="float" office:value="2.39197887010831" calcext:value-type="float">
            <text:p>2.39197887010831</text:p>
          </table:table-cell>
          <table:table-cell table:number-columns-repeated="5"/>
        </table:table-row>
        <table:table-row table:style-name="ro1"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2860" calcext:value-type="float">
            <text:p>2860</text:p>
          </table:table-cell>
          <table:table-cell table:style-name="ce2" table:formula="of:=LOG10([.B10])" office:value-type="float" office:value="3.51188336097887" calcext:value-type="float">
            <text:p>3.51188336097887</text:p>
          </table:table-cell>
          <table:table-cell table:style-name="ce2" table:formula="of:=LOG10([.C10])" office:value-type="float" office:value="3.45636603312904" calcext:value-type="float">
            <text:p>3.45636603312904</text:p>
          </table:table-cell>
          <table:table-cell table:style-name="ce1"/>
          <table:table-cell table:style-name="ce5" office:value-type="float" office:value="4.33243846" calcext:value-type="float">
            <text:p>4.33244</text:p>
          </table:table-cell>
          <table:table-cell table:style-name="ce6" office:value-type="float" office:value="8.1" calcext:value-type="float">
            <text:p>8.1</text:p>
          </table:table-cell>
          <table:table-cell table:formula="of:=[.$K$31]*[.G10]+[.$K$30]" office:value-type="float" office:value="7.33908995003858" calcext:value-type="float">
            <text:p>7.33908995003858</text:p>
          </table:table-cell>
          <table:table-cell office:value-type="float" office:value="0.993049692659728" calcext:value-type="float">
            <text:p>0.993049692659728</text:p>
          </table:table-cell>
          <table:table-cell office:value-type="float" office:value="1.64211319627517" calcext:value-type="float">
            <text:p>1.64211319627517</text:p>
          </table:table-cell>
          <table:table-cell table:number-columns-repeated="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320" calcext:value-type="float">
            <text:p>3320</text:p>
          </table:table-cell>
          <table:table-cell table:style-name="ce2" office:value-type="float" office:value="3020" calcext:value-type="float">
            <text:p>3020</text:p>
          </table:table-cell>
          <table:table-cell table:style-name="ce2" table:formula="of:=LOG10([.B11])" office:value-type="float" office:value="3.52113808370404" calcext:value-type="float">
            <text:p>3.52113808370404</text:p>
          </table:table-cell>
          <table:table-cell table:style-name="ce2" table:formula="of:=LOG10([.C11])" office:value-type="float" office:value="3.48000694295715" calcext:value-type="float">
            <text:p>3.48000694295715</text:p>
          </table:table-cell>
          <table:table-cell table:style-name="ce1"/>
          <table:table-cell table:style-name="ce5" office:value-type="float" office:value="4.319106059" calcext:value-type="float">
            <text:p>4.31911</text:p>
          </table:table-cell>
          <table:table-cell table:style-name="ce6" office:value-type="float" office:value="8.1" calcext:value-type="float">
            <text:p>8.1</text:p>
          </table:table-cell>
          <table:table-cell table:formula="of:=[.$K$31]*[.G11]+[.$K$30]" office:value-type="float" office:value="8.12521458299992" calcext:value-type="float">
            <text:p>8.12521458299992</text:p>
          </table:table-cell>
          <table:table-cell office:value-type="float" office:value="9144.22589084154" calcext:value-type="float">
            <text:p>9144.22589084154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office:value-type="float" office:value="3570" calcext:value-type="float">
            <text:p>3570</text:p>
          </table:table-cell>
          <table:table-cell table:style-name="ce2" table:formula="of:=LOG10([.B12])" office:value-type="float" office:value="3.55509444857832" calcext:value-type="float">
            <text:p>3.55509444857832</text:p>
          </table:table-cell>
          <table:table-cell table:style-name="ce2" table:formula="of:=LOG10([.C12])" office:value-type="float" office:value="3.55266821611219" calcext:value-type="float">
            <text:p>3.55266821611219</text:p>
          </table:table-cell>
          <table:table-cell table:style-name="ce1"/>
          <table:table-cell table:style-name="ce5" office:value-type="float" office:value="4.291812687" calcext:value-type="float">
            <text:p>4.29181</text:p>
          </table:table-cell>
          <table:table-cell table:style-name="ce6" office:value-type="float" office:value="10.1" calcext:value-type="float">
            <text:p>10.1</text:p>
          </table:table-cell>
          <table:table-cell table:formula="of:=[.$K$31]*[.G12]+[.$K$30]" office:value-type="float" office:value="9.73452651757026" calcext:value-type="float">
            <text:p>9.73452651757026</text:p>
          </table:table-cell>
          <table:table-cell office:value-type="float" office:value="24657.7320150699" calcext:value-type="float">
            <text:p>24657.7320150699</text:p>
          </table:table-cell>
          <table:table-cell office:value-type="float" office:value="172.578287960387" calcext:value-type="float">
            <text:p>172.578287960387</text:p>
          </table:table-cell>
          <table:table-cell table:number-columns-repeated="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80" calcext:value-type="float">
            <text:p>3880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table:formula="of:=LOG10([.B13])" office:value-type="float" office:value="3.58883172559421" calcext:value-type="float">
            <text:p>3.58883172559421</text:p>
          </table:table-cell>
          <table:table-cell table:style-name="ce2" table:formula="of:=LOG10([.C13])" office:value-type="float" office:value="3.59217675739587" calcext:value-type="float">
            <text:p>3.59217675739587</text:p>
          </table:table-cell>
          <table:table-cell table:style-name="ce1"/>
          <table:table-cell table:style-name="ce5" office:value-type="float" office:value="4.285332228" calcext:value-type="float">
            <text:p>4.28533</text:p>
          </table:table-cell>
          <table:table-cell table:style-name="ce6" office:value-type="float" office:value="10.1" calcext:value-type="float">
            <text:p>10.1</text:p>
          </table:table-cell>
          <table:table-cell table:formula="of:=[.$K$31]*[.G13]+[.$K$30]" office:value-type="float" office:value="10.1166368705964" calcext:value-type="float">
            <text:p>10.1166368705964</text:p>
          </table:table-cell>
          <table:table-cell table:number-columns-repeated="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70" calcext:value-type="float">
            <text:p>4170</text:p>
          </table:table-cell>
          <table:table-cell table:style-name="ce2" office:value-type="float" office:value="4160" calcext:value-type="float">
            <text:p>4160</text:p>
          </table:table-cell>
          <table:table-cell table:style-name="ce2" table:formula="of:=LOG10([.B14])" office:value-type="float" office:value="3.62013605497376" calcext:value-type="float">
            <text:p>3.62013605497376</text:p>
          </table:table-cell>
          <table:table-cell table:style-name="ce2" table:formula="of:=LOG10([.C14])" office:value-type="float" office:value="3.61909333062674" calcext:value-type="float">
            <text:p>3.61909333062674</text:p>
          </table:table-cell>
          <table:table-cell table:style-name="ce1"/>
          <table:table-cell table:style-name="ce5" office:value-type="float" office:value="4.27392678" calcext:value-type="float">
            <text:p>4.27393</text:p>
          </table:table-cell>
          <table:table-cell table:style-name="ce6" office:value-type="float" office:value="10.8" calcext:value-type="float">
            <text:p>10.8</text:p>
          </table:table-cell>
          <table:table-cell table:formula="of:=[.$K$31]*[.G14]+[.$K$30]" office:value-type="float" office:value="10.7891416672013" calcext:value-type="float">
            <text:p>10.7891416672013</text:p>
          </table:table-cell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70" calcext:value-type="float">
            <text:p>4470</text:p>
          </table:table-cell>
          <table:table-cell table:style-name="ce2" office:value-type="float" office:value="4480" calcext:value-type="float">
            <text:p>4480</text:p>
          </table:table-cell>
          <table:table-cell table:style-name="ce2" table:formula="of:=LOG10([.B15])" office:value-type="float" office:value="3.65030752313194" calcext:value-type="float">
            <text:p>3.65030752313194</text:p>
          </table:table-cell>
          <table:table-cell table:style-name="ce2" table:formula="of:=LOG10([.C15])" office:value-type="float" office:value="3.65127801399814" calcext:value-type="float">
            <text:p>3.65127801399814</text:p>
          </table:table-cell>
          <table:table-cell table:style-name="ce1"/>
          <table:table-cell table:style-name="ce5" office:value-type="float" office:value="4.275311355" calcext:value-type="float">
            <text:p>4.27531</text:p>
          </table:table-cell>
          <table:table-cell table:style-name="ce6" office:value-type="float" office:value="10.8" calcext:value-type="float">
            <text:p>10.8</text:p>
          </table:table-cell>
          <table:table-cell table:formula="of:=[.$K$31]*[.G15]+[.$K$30]" office:value-type="float" office:value="10.7075023200437" calcext:value-type="float">
            <text:p>10.7075023200437</text:p>
          </table:table-cell>
          <table:table-cell office:value-type="string" calcext:value-type="string">
            <text:p>R^2</text:p>
          </table:table-cell>
          <table:table-cell table:formula="of:=[.$J$10]" office:value-type="float" office:value="0.993049692659728" calcext:value-type="float">
            <text:p>0.993049692659728</text:p>
          </table:table-cell>
          <table:table-cell table:number-columns-repeated="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4750" calcext:value-type="float">
            <text:p>4750</text:p>
          </table:table-cell>
          <table:table-cell table:style-name="ce2" table:formula="of:=LOG10([.B16])" office:value-type="float" office:value="3.67669360962487" calcext:value-type="float">
            <text:p>3.67669360962487</text:p>
          </table:table-cell>
          <table:table-cell table:style-name="ce2" table:formula="of:=LOG10([.C16])" office:value-type="float" office:value="3.67669360962487" calcext:value-type="float">
            <text:p>3.67669360962487</text:p>
          </table:table-cell>
          <table:table-cell table:style-name="ce1"/>
          <table:table-cell table:style-name="ce5" office:value-type="float" office:value="4.23299611" calcext:value-type="float">
            <text:p>4.23300</text:p>
          </table:table-cell>
          <table:table-cell table:style-name="ce6" office:value-type="float" office:value="13.8" calcext:value-type="float">
            <text:p>13.8</text:p>
          </table:table-cell>
          <table:table-cell table:formula="of:=[.$K$31]*[.G16]+[.$K$30]" office:value-type="float" office:value="13.2025560199958" calcext:value-type="float">
            <text:p>13.2025560199958</text:p>
          </table:table-cell>
          <table:table-cell office:value-type="string" calcext:value-type="string">
            <text:p>Standard Error</text:p>
          </table:table-cell>
          <table:table-cell table:formula="of:=[.$K$10]" office:value-type="float" office:value="1.64211319627517" calcext:value-type="float">
            <text:p>1.64211319627517</text:p>
          </table:table-cell>
          <table:table-cell table:number-columns-repeated="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80" calcext:value-type="float">
            <text:p>4980</text:p>
          </table:table-cell>
          <table:table-cell table:style-name="ce2" office:value-type="float" office:value="5030" calcext:value-type="float">
            <text:p>5030</text:p>
          </table:table-cell>
          <table:table-cell table:style-name="ce2" table:formula="of:=LOG10([.B17])" office:value-type="float" office:value="3.69722934275972" calcext:value-type="float">
            <text:p>3.69722934275972</text:p>
          </table:table-cell>
          <table:table-cell table:style-name="ce2" table:formula="of:=LOG10([.C17])" office:value-type="float" office:value="3.70156798505593" calcext:value-type="float">
            <text:p>3.70156798505593</text:p>
          </table:table-cell>
          <table:table-cell table:style-name="ce1"/>
          <table:table-cell table:style-name="ce5" office:value-type="float" office:value="4.224791956" calcext:value-type="float">
            <text:p>4.22479</text:p>
          </table:table-cell>
          <table:table-cell table:style-name="ce6" office:value-type="float" office:value="13.8" calcext:value-type="float">
            <text:p>13.8</text:p>
          </table:table-cell>
          <table:table-cell table:formula="of:=[.$K$31]*[.G17]+[.$K$30]" office:value-type="float" office:value="13.686301412293" calcext:value-type="float">
            <text:p>13.686301412293</text:p>
          </table:table-cell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5490" calcext:value-type="float">
            <text:p>5490</text:p>
          </table:table-cell>
          <table:table-cell table:style-name="ce2" office:value-type="float" office:value="5480" calcext:value-type="float">
            <text:p>5480</text:p>
          </table:table-cell>
          <table:table-cell table:style-name="ce2" table:formula="of:=LOG10([.B18])" office:value-type="float" office:value="3.73957234445009" calcext:value-type="float">
            <text:p>3.73957234445009</text:p>
          </table:table-cell>
          <table:table-cell table:style-name="ce2" table:formula="of:=LOG10([.C18])" office:value-type="float" office:value="3.73878055848437" calcext:value-type="float">
            <text:p>3.73878055848437</text:p>
          </table:table-cell>
          <table:table-cell table:style-name="ce1"/>
          <table:table-cell table:style-name="ce5" office:value-type="float" office:value="4.203848464" calcext:value-type="float">
            <text:p>4.20385</text:p>
          </table:table-cell>
          <table:table-cell table:style-name="ce6" office:value-type="float" office:value="14.8" calcext:value-type="float">
            <text:p>14.8</text:p>
          </table:table-cell>
          <table:table-cell table:formula="of:=[.$K$31]*[.G18]+[.$K$30]" office:value-type="float" office:value="14.9212023848507" calcext:value-type="float">
            <text:p>14.9212023848507</text:p>
          </table:table-cell>
          <table:table-cell office:value-type="string" calcext:value-type="string">
            <text:p>Observations</text:p>
          </table:table-cell>
          <table:table-cell table:formula="of:=66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910" calcext:value-type="float">
            <text:p>5910</text:p>
          </table:table-cell>
          <table:table-cell table:style-name="ce2" office:value-type="float" office:value="5930" calcext:value-type="float">
            <text:p>5930</text:p>
          </table:table-cell>
          <table:table-cell table:style-name="ce2" table:formula="of:=LOG10([.B19])" office:value-type="float" office:value="3.77158748088126" calcext:value-type="float">
            <text:p>3.77158748088126</text:p>
          </table:table-cell>
          <table:table-cell table:style-name="ce2" table:formula="of:=LOG10([.C19])" office:value-type="float" office:value="3.77305469336426" calcext:value-type="float">
            <text:p>3.77305469336426</text:p>
          </table:table-cell>
          <table:table-cell table:style-name="ce1"/>
          <table:table-cell table:style-name="ce5" office:value-type="float" office:value="4.197280558" calcext:value-type="float">
            <text:p>4.19728</text:p>
          </table:table-cell>
          <table:table-cell table:style-name="ce6" office:value-type="float" office:value="14.8" calcext:value-type="float">
            <text:p>14.8</text:p>
          </table:table-cell>
          <table:table-cell table:formula="of:=[.$K$31]*[.G19]+[.$K$30]" office:value-type="float" office:value="15.308468916481" calcext:value-type="float">
            <text:p>15.308468916481</text:p>
          </table:table-cell>
          <table:table-cell office:value-type="string" calcext:value-type="string">
            <text:p>Adjusted R^2</text:p>
          </table:table-cell>
          <table:table-cell table:formula="of:=1 - (1 - [.$J$10])*([.$K$18] - 1)/([.$K$18] - [.$K$17] - 1)" office:value-type="float" office:value="0.992941094107536" calcext:value-type="float">
            <text:p>0.992941094107536</text:p>
          </table:table-cell>
          <table:table-cell table:number-columns-repeated="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6080" calcext:value-type="float">
            <text:p>6080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table:formula="of:=LOG10([.B20])" office:value-type="float" office:value="3.78390357927274" calcext:value-type="float">
            <text:p>3.78390357927274</text:p>
          </table:table-cell>
          <table:table-cell table:style-name="ce2" table:formula="of:=LOG10([.C20])" office:value-type="float" office:value="3.78532983501077" calcext:value-type="float">
            <text:p>3.78532983501077</text:p>
          </table:table-cell>
          <table:table-cell table:style-name="ce1"/>
          <table:table-cell table:style-name="ce5" office:value-type="float" office:value="4.164650216" calcext:value-type="float">
            <text:p>4.16465</text:p>
          </table:table-cell>
          <table:table-cell table:style-name="ce6" office:value-type="float" office:value="17.3" calcext:value-type="float">
            <text:p>17.3</text:p>
          </table:table-cell>
          <table:table-cell table:formula="of:=[.$K$31]*[.G20]+[.$K$30]" office:value-type="float" office:value="17.2324671241672" calcext:value-type="float">
            <text:p>17.2324671241672</text:p>
          </table:table-cell>
          <table:table-cell table:number-columns-repeated="7"/>
        </table:table-row>
        <table:table-row table:style-name="ro1"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table:formula="of:=LOG10([.B21])" office:value-type="float" office:value="3.80617997398389" calcext:value-type="float">
            <text:p>3.80617997398389</text:p>
          </table:table-cell>
          <table:table-cell table:style-name="ce2" table:formula="of:=LOG10([.C21])" office:value-type="float" office:value="3.81291335664286" calcext:value-type="float">
            <text:p>3.81291335664286</text:p>
          </table:table-cell>
          <table:table-cell table:style-name="ce1"/>
          <table:table-cell table:style-name="ce5" office:value-type="float" office:value="4.156549151" calcext:value-type="float">
            <text:p>4.15655</text:p>
          </table:table-cell>
          <table:table-cell table:style-name="ce6" office:value-type="float" office:value="17.3" calcext:value-type="float">
            <text:p>17.3</text:p>
          </table:table-cell>
          <table:table-cell table:formula="of:=[.$K$31]*[.G21]+[.$K$30]" office:value-type="float" office:value="17.7101340312547" calcext:value-type="float">
            <text:p>17.7101340312547</text:p>
          </table:table-cell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7520" calcext:value-type="float">
            <text:p>7520</text:p>
          </table:table-cell>
          <table:table-cell table:style-name="ce2" office:value-type="float" office:value="7570" calcext:value-type="float">
            <text:p>7570</text:p>
          </table:table-cell>
          <table:table-cell table:style-name="ce2" table:formula="of:=LOG10([.B22])" office:value-type="float" office:value="3.87621784059164" calcext:value-type="float">
            <text:p>3.87621784059164</text:p>
          </table:table-cell>
          <table:table-cell table:style-name="ce2" table:formula="of:=LOG10([.C22])" office:value-type="float" office:value="3.87909587950007" calcext:value-type="float">
            <text:p>3.87909587950007</text:p>
          </table:table-cell>
          <table:table-cell table:style-name="ce1"/>
          <table:table-cell table:style-name="ce5" office:value-type="float" office:value="4.130655349" calcext:value-type="float">
            <text:p>4.13066</text:p>
          </table:table-cell>
          <table:table-cell table:style-name="ce6" office:value-type="float" office:value="18.6" calcext:value-type="float">
            <text:p>18.6</text:p>
          </table:table-cell>
          <table:table-cell table:formula="of:=[.$K$31]*[.G22]+[.$K$30]" office:value-type="float" office:value="19.2369224614275" calcext:value-type="float">
            <text:p>19.2369224614275</text:p>
          </table:table-cell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style-name="ce2" office:value-type="float" office:value="31.1" calcext:value-type="float">
            <text:p>31.1</text:p>
          </table:table-cell>
          <table:table-cell table:style-name="ce2" office:value-type="float" office:value="7830" calcext:value-type="float">
            <text:p>7830</text:p>
          </table:table-cell>
          <table:table-cell table:style-name="ce2" office:value-type="float" office:value="7910" calcext:value-type="float">
            <text:p>7910</text:p>
          </table:table-cell>
          <table:table-cell table:style-name="ce2" table:formula="of:=LOG10([.B23])" office:value-type="float" office:value="3.89376176205794" calcext:value-type="float">
            <text:p>3.89376176205794</text:p>
          </table:table-cell>
          <table:table-cell table:style-name="ce2" table:formula="of:=LOG10([.C23])" office:value-type="float" office:value="3.89817648349768" calcext:value-type="float">
            <text:p>3.89817648349768</text:p>
          </table:table-cell>
          <table:table-cell table:style-name="ce1"/>
          <table:table-cell table:style-name="ce5" office:value-type="float" office:value="4.12904506" calcext:value-type="float">
            <text:p>4.12905</text:p>
          </table:table-cell>
          <table:table-cell table:style-name="ce6" office:value-type="float" office:value="18.6" calcext:value-type="float">
            <text:p>18.6</text:p>
          </table:table-cell>
          <table:table-cell table:formula="of:=[.$K$31]*[.G23]+[.$K$30]" office:value-type="float" office:value="19.3318706893639" calcext:value-type="float">
            <text:p>19.3318706893639</text:p>
          </table:table-cell>
          <table:table-cell office:value-type="string" calcext:value-type="string">
            <text:p>Regression</text:p>
          </table:table-cell>
          <table:table-cell table:formula="of:=[.$K$17]" office:value-type="float" office:value="1" calcext:value-type="float">
            <text:p>1</text:p>
          </table:table-cell>
          <table:table-cell table:formula="of:=[.$J$12]" office:value-type="float" office:value="24657.7320150699" calcext:value-type="float">
            <text:p>24657.7320150699</text:p>
          </table:table-cell>
          <table:table-cell table:formula="of:=[.$J$12] / [.$K$23]" office:value-type="float" office:value="24657.7320150699" calcext:value-type="float">
            <text:p>24657.7320150699</text:p>
          </table:table-cell>
          <table:table-cell table:formula="of:=[.$J$11]" office:value-type="float" office:value="9144.22589084154" calcext:value-type="float">
            <text:p>9144.22589084154</text:p>
          </table:table-cell>
          <table:table-cell table:formula="of:=LEGACY.FDIST([.$J$11] ; [.$K$23] ; [.$K$11])" office:value-type="float" office:value="8.76497026399386E-071" calcext:value-type="float">
            <text:p>8.76497026399386E-71</text:p>
          </table:table-cell>
          <table:table-cell/>
        </table:table-row>
        <table:table-row table:style-name="ro1"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8110" calcext:value-type="float">
            <text:p>8110</text:p>
          </table:table-cell>
          <table:table-cell table:style-name="ce2" table:formula="of:=LOG10([.B24])" office:value-type="float" office:value="3.90471554527868" calcext:value-type="float">
            <text:p>3.90471554527868</text:p>
          </table:table-cell>
          <table:table-cell table:style-name="ce2" table:formula="of:=LOG10([.C24])" office:value-type="float" office:value="3.90902085421116" calcext:value-type="float">
            <text:p>3.90902085421116</text:p>
          </table:table-cell>
          <table:table-cell table:style-name="ce1"/>
          <table:table-cell table:style-name="ce5" office:value-type="float" office:value="4.07371835" calcext:value-type="float">
            <text:p>4.07372</text:p>
          </table:table-cell>
          <table:table-cell table:style-name="ce6" office:value-type="float" office:value="20.4" calcext:value-type="float">
            <text:p>20.4</text:p>
          </table:table-cell>
          <table:table-cell table:formula="of:=[.$K$31]*[.G24]+[.$K$30]" office:value-type="float" office:value="22.5941255219112" calcext:value-type="float">
            <text:p>22.5941255219112</text:p>
          </table:table-cell>
          <table:table-cell office:value-type="string" calcext:value-type="string">
            <text:p>Residual</text:p>
          </table:table-cell>
          <table:table-cell table:formula="of:=[.$K$11]" office:value-type="float" office:value="64" calcext:value-type="float">
            <text:p>64</text:p>
          </table:table-cell>
          <table:table-cell table:formula="of:=[.$K$12]" office:value-type="float" office:value="172.578287960387" calcext:value-type="float">
            <text:p>172.578287960387</text:p>
          </table:table-cell>
          <table:table-cell table:formula="of:=[.$K$12] / [.$K$11]" office:value-type="float" office:value="2.69653574938104" calcext:value-type="float">
            <text:p>2.69653574938104</text:p>
          </table:table-cell>
          <table:table-cell table:number-columns-repeated="3"/>
        </table:table-row>
        <table:table-row table:style-name="ro1"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9130" calcext:value-type="float">
            <text:p>9130</text:p>
          </table:table-cell>
          <table:table-cell table:style-name="ce2" office:value-type="float" office:value="9180" calcext:value-type="float">
            <text:p>9180</text:p>
          </table:table-cell>
          <table:table-cell table:style-name="ce2" table:formula="of:=LOG10([.B25])" office:value-type="float" office:value="3.9604707775343" calcext:value-type="float">
            <text:p>3.9604707775343</text:p>
          </table:table-cell>
          <table:table-cell table:style-name="ce2" table:formula="of:=LOG10([.C25])" office:value-type="float" office:value="3.96284268120124" calcext:value-type="float">
            <text:p>3.96284268120124</text:p>
          </table:table-cell>
          <table:table-cell table:style-name="ce1"/>
          <table:table-cell table:style-name="ce5" office:value-type="float" office:value="4.07371835" calcext:value-type="float">
            <text:p>4.07372</text:p>
          </table:table-cell>
          <table:table-cell table:style-name="ce6" office:value-type="float" office:value="20.4" calcext:value-type="float">
            <text:p>20.4</text:p>
          </table:table-cell>
          <table:table-cell table:formula="of:=[.$K$31]*[.G25]+[.$K$30]" office:value-type="float" office:value="22.5941255219112" calcext:value-type="float">
            <text:p>22.5941255219112</text:p>
          </table:table-cell>
          <table:table-cell office:value-type="string" calcext:value-type="string">
            <text:p>Total</text:p>
          </table:table-cell>
          <table:table-cell table:formula="of:=[.$K$23] + [.$K$11]" office:value-type="float" office:value="65" calcext:value-type="float">
            <text:p>65</text:p>
          </table:table-cell>
          <table:table-cell table:formula="of:=[.$J$12] + [.$K$12]" office:value-type="float" office:value="24830.3103030303" calcext:value-type="float">
            <text:p>24830.3103030303</text:p>
          </table:table-cell>
          <table:table-cell table:number-columns-repeated="4"/>
        </table:table-row>
        <table:table-row table:style-name="ro1">
          <table:table-cell table:style-name="ce2" office:value-type="float" office:value="25.1" calcext:value-type="float">
            <text:p>25.1</text:p>
          </table:table-cell>
          <table:table-cell table:number-columns-repeated="2" table:style-name="ce2" office:value-type="float" office:value="10100" calcext:value-type="float">
            <text:p>10100</text:p>
          </table:table-cell>
          <table:table-cell table:style-name="ce2" table:formula="of:=LOG10([.B26])" office:value-type="float" office:value="4.00432137378264" calcext:value-type="float">
            <text:p>4.00432137378264</text:p>
          </table:table-cell>
          <table:table-cell table:style-name="ce2" table:formula="of:=LOG10([.C26])" office:value-type="float" office:value="4.00432137378264" calcext:value-type="float">
            <text:p>4.00432137378264</text:p>
          </table:table-cell>
          <table:table-cell table:style-name="ce1"/>
          <table:table-cell table:style-name="ce5" office:value-type="float" office:value="4.043362278" calcext:value-type="float">
            <text:p>4.04336</text:p>
          </table:table-cell>
          <table:table-cell table:style-name="ce6" office:value-type="float" office:value="23.1" calcext:value-type="float">
            <text:p>23.1</text:p>
          </table:table-cell>
          <table:table-cell table:formula="of:=[.$K$31]*[.G26]+[.$K$30]" office:value-type="float" office:value="24.3840248775598" calcext:value-type="float">
            <text:p>24.3840248775598</text:p>
          </table:table-cell>
          <table:table-cell table:number-columns-repeated="7"/>
        </table:table-row>
        <table:table-row table:style-name="ro1">
          <table:table-cell table:style-name="ce2" office:value-type="float" office:value="23.1" calcext:value-type="float">
            <text:p>23.1</text:p>
          </table:table-cell>
          <table:table-cell table:number-columns-repeated="2" table:style-name="ce2" office:value-type="float" office:value="11050" calcext:value-type="float">
            <text:p>11050</text:p>
          </table:table-cell>
          <table:table-cell table:style-name="ce2" table:formula="of:=LOG10([.B27])" office:value-type="float" office:value="4.04336227802113" calcext:value-type="float">
            <text:p>4.04336227802113</text:p>
          </table:table-cell>
          <table:table-cell table:style-name="ce2" table:formula="of:=LOG10([.C27])" office:value-type="float" office:value="4.04336227802113" calcext:value-type="float">
            <text:p>4.04336227802113</text:p>
          </table:table-cell>
          <table:table-cell table:style-name="ce1"/>
          <table:table-cell table:style-name="ce5" office:value-type="float" office:value="4.043362278" calcext:value-type="float">
            <text:p>4.04336</text:p>
          </table:table-cell>
          <table:table-cell table:style-name="ce6" office:value-type="float" office:value="23.1" calcext:value-type="float">
            <text:p>23.1</text:p>
          </table:table-cell>
          <table:table-cell table:formula="of:=[.$K$31]*[.G27]+[.$K$30]" office:value-type="float" office:value="24.3840248775598" calcext:value-type="float">
            <text:p>24.3840248775598</text:p>
          </table:table-cell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style-name="ce2" office:value-type="float" office:value="20.4" calcext:value-type="float">
            <text:p>20.4</text:p>
          </table:table-cell>
          <table:table-cell table:number-columns-repeated="2" table:style-name="ce2" office:value-type="float" office:value="11850" calcext:value-type="float">
            <text:p>11850</text:p>
          </table:table-cell>
          <table:table-cell table:style-name="ce2" table:formula="of:=LOG10([.B28])" office:value-type="float" office:value="4.07371835034612" calcext:value-type="float">
            <text:p>4.07371835034612</text:p>
          </table:table-cell>
          <table:table-cell table:style-name="ce2" table:formula="of:=LOG10([.C28])" office:value-type="float" office:value="4.07371835034612" calcext:value-type="float">
            <text:p>4.07371835034612</text:p>
          </table:table-cell>
          <table:table-cell table:style-name="ce1"/>
          <table:table-cell table:style-name="ce5" office:value-type="float" office:value="4.004321374" calcext:value-type="float">
            <text:p>4.00432</text:p>
          </table:table-cell>
          <table:table-cell table:style-name="ce6" office:value-type="float" office:value="25.1" calcext:value-type="float">
            <text:p>25.1</text:p>
          </table:table-cell>
          <table:table-cell table:formula="of:=[.$K$31]*[.G28]+[.$K$30]" office:value-type="float" office:value="26.6860120685751" calcext:value-type="float">
            <text:p>26.6860120685751</text:p>
          </table:table-cell>
          <table:table-cell table:number-columns-repeated="7"/>
        </table:table-row>
        <table:table-row table:style-name="ro1"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3510" calcext:value-type="float">
            <text:p>13510</text:p>
          </table:table-cell>
          <table:table-cell table:style-name="ce2" office:value-type="float" office:value="13460" calcext:value-type="float">
            <text:p>13460</text:p>
          </table:table-cell>
          <table:table-cell table:style-name="ce2" table:formula="of:=LOG10([.B29])" office:value-type="float" office:value="4.13065534902203" calcext:value-type="float">
            <text:p>4.13065534902203</text:p>
          </table:table-cell>
          <table:table-cell table:style-name="ce2" table:formula="of:=LOG10([.C29])" office:value-type="float" office:value="4.12904505988796" calcext:value-type="float">
            <text:p>4.12904505988796</text:p>
          </table:table-cell>
          <table:table-cell table:style-name="ce1"/>
          <table:table-cell table:style-name="ce5" office:value-type="float" office:value="4.004321374" calcext:value-type="float">
            <text:p>4.00432</text:p>
          </table:table-cell>
          <table:table-cell table:style-name="ce6" office:value-type="float" office:value="25.1" calcext:value-type="float">
            <text:p>25.1</text:p>
          </table:table-cell>
          <table:table-cell table:formula="of:=[.$K$31]*[.G29]+[.$K$30]" office:value-type="float" office:value="26.6860120685751" calcext:value-type="float">
            <text:p>26.6860120685751</text:p>
          </table:table-cell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K$27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K$27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4610" calcext:value-type="float">
            <text:p>14610</text:p>
          </table:table-cell>
          <table:table-cell table:style-name="ce2" office:value-type="float" office:value="14340" calcext:value-type="float">
            <text:p>14340</text:p>
          </table:table-cell>
          <table:table-cell table:style-name="ce2" table:formula="of:=LOG10([.B30])" office:value-type="float" office:value="4.1646502159343" calcext:value-type="float">
            <text:p>4.1646502159343</text:p>
          </table:table-cell>
          <table:table-cell table:style-name="ce2" table:formula="of:=LOG10([.C30])" office:value-type="float" office:value="4.15654915133178" calcext:value-type="float">
            <text:p>4.15654915133178</text:p>
          </table:table-cell>
          <table:table-cell table:style-name="ce1"/>
          <table:table-cell table:style-name="ce5" office:value-type="float" office:value="3.960470778" calcext:value-type="float">
            <text:p>3.96047</text:p>
          </table:table-cell>
          <table:table-cell table:style-name="ce6" office:value-type="float" office:value="27.4" calcext:value-type="float">
            <text:p>27.4</text:p>
          </table:table-cell>
          <table:table-cell table:formula="of:=[.$K$31]*[.G30]+[.$K$30]" office:value-type="float" office:value="29.2715953919117" calcext:value-type="float">
            <text:p>29.2715953919117</text:p>
          </table:table-cell>
          <table:table-cell table:style-name="ce7" table:formula="of:=&quot;Intercept&quot;" office:value-type="string" office:string-value="Intercept" calcext:value-type="string">
            <text:p>Intercept</text:p>
          </table:table-cell>
          <table:table-cell table:style-name="ce8" table:number-matrix-columns-spanned="1" table:number-matrix-rows-spanned="2" table:formula="of:=INDEX([.$J$8:.$K$8]; 1 ; ROW([.$K$31])+1 - ROW())" office:value-type="float" office:value="262.794697248015" calcext:value-type="float">
            <text:p>262.79</text:p>
          </table:table-cell>
          <table:table-cell table:number-matrix-columns-spanned="1" table:number-matrix-rows-spanned="2" table:formula="of:=INDEX([.$J$9:.$K$9]; 1 ; ROW([.$L$31])+1 - ROW())" office:value-type="float" office:value="2.39197887010831" calcext:value-type="float">
            <text:p>2.39197887010831</text:p>
          </table:table-cell>
          <table:table-cell table:number-matrix-columns-spanned="1" table:number-matrix-rows-spanned="2" table:formula="of:=[.$K$30:.$K$31] / [.$L$30:.$L$31]" office:value-type="float" office:value="109.864974365812" calcext:value-type="float">
            <text:p>109.864974365812</text:p>
          </table:table-cell>
          <table:table-cell table:number-matrix-columns-spanned="1" table:number-matrix-rows-spanned="2" table:formula="of:=LEGACY.TDIST(ABS([.$M$30:.$M$31]) ; [.$K$11] ; 2 )" office:value-type="float" office:value="1.28097478013401E-074" calcext:value-type="float">
            <text:p>1.28097478013401E-74</text:p>
          </table:table-cell>
          <table:table-cell table:number-matrix-columns-spanned="1" table:number-matrix-rows-spanned="2" table:formula="of:=[.$K$30:.$K$31] - [.$L$30:.$L$31] * TINV(1 - [.$K$27] ; [.$K$11])" office:value-type="float" office:value="258.016170126698" calcext:value-type="float">
            <text:p>258.016170126698</text:p>
          </table:table-cell>
          <table:table-cell table:number-matrix-columns-spanned="1" table:number-matrix-rows-spanned="2" table:formula="of:=[.$K$30:.$K$31] + [.$L$30:.$L$31] * TINV(1 - [.$K$27] ; [.$K$11])" office:value-type="float" office:value="267.573224369332" calcext:value-type="float">
            <text:p>267.573224369332</text:p>
          </table:table-cell>
        </table:table-row>
        <table:table-row table:style-name="ro1"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990" calcext:value-type="float">
            <text:p>15990</text:p>
          </table:table-cell>
          <table:table-cell table:style-name="ce2" office:value-type="float" office:value="15750" calcext:value-type="float">
            <text:p>15750</text:p>
          </table:table-cell>
          <table:table-cell table:style-name="ce2" table:formula="of:=LOG10([.B31])" office:value-type="float" office:value="4.20384846374624" calcext:value-type="float">
            <text:p>4.20384846374624</text:p>
          </table:table-cell>
          <table:table-cell table:style-name="ce2" table:formula="of:=LOG10([.C31])" office:value-type="float" office:value="4.19728055812562" calcext:value-type="float">
            <text:p>4.19728055812562</text:p>
          </table:table-cell>
          <table:table-cell table:style-name="ce1"/>
          <table:table-cell table:style-name="ce5" office:value-type="float" office:value="3.962842681" calcext:value-type="float">
            <text:p>3.96284</text:p>
          </table:table-cell>
          <table:table-cell table:style-name="ce6" office:value-type="float" office:value="27.4" calcext:value-type="float">
            <text:p>27.4</text:p>
          </table:table-cell>
          <table:table-cell table:formula="of:=[.$K$31]*[.G31]+[.$K$30]" office:value-type="float" office:value="29.1317397593595" calcext:value-type="float">
            <text:p>29.1317397593595</text:p>
          </table:table-cell>
          <table:table-cell table:style-name="ce7" table:formula="of:=&quot;X1&quot;" office:value-type="string" office:string-value="X1" calcext:value-type="string">
            <text:p>X1</text:p>
          </table:table-cell>
          <table:table-cell table:style-name="ce8" office:value-type="float" office:value="-58.9634704927756" calcext:value-type="float">
            <text:p>-58.96</text:p>
          </table:table-cell>
          <table:table-cell office:value-type="float" office:value="0.616608581313037" calcext:value-type="float">
            <text:p>0.616608581313037</text:p>
          </table:table-cell>
          <table:table-cell office:value-type="float" office:value="-95.6254458334262" calcext:value-type="float">
            <text:p>-95.6254458334262</text:p>
          </table:table-cell>
          <table:table-cell office:value-type="float" office:value="8.76497026399386E-071" calcext:value-type="float">
            <text:p>8.76497026399386E-71</text:p>
          </table:table-cell>
          <table:table-cell office:value-type="float" office:value="-60.1952877407714" calcext:value-type="float">
            <text:p>-60.1952877407714</text:p>
          </table:table-cell>
          <table:table-cell office:value-type="float" office:value="-57.7316532447798" calcext:value-type="float">
            <text:p>-57.7316532447798</text:p>
          </table:table-cell>
        </table:table-row>
        <table:table-row table:style-name="ro1"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7100" calcext:value-type="float">
            <text:p>17100</text:p>
          </table:table-cell>
          <table:table-cell table:style-name="ce2" office:value-type="float" office:value="16780" calcext:value-type="float">
            <text:p>16780</text:p>
          </table:table-cell>
          <table:table-cell table:style-name="ce2" table:formula="of:=LOG10([.B32])" office:value-type="float" office:value="4.23299611039215" calcext:value-type="float">
            <text:p>4.23299611039215</text:p>
          </table:table-cell>
          <table:table-cell table:style-name="ce2" table:formula="of:=LOG10([.C32])" office:value-type="float" office:value="4.22479195649268" calcext:value-type="float">
            <text:p>4.22479195649268</text:p>
          </table:table-cell>
          <table:table-cell table:style-name="ce1"/>
          <table:table-cell table:style-name="ce5" office:value-type="float" office:value="3.904715545" calcext:value-type="float">
            <text:p>3.90472</text:p>
          </table:table-cell>
          <table:table-cell table:style-name="ce6" office:value-type="float" office:value="30.6" calcext:value-type="float">
            <text:p>30.6</text:p>
          </table:table-cell>
          <table:table-cell table:formula="of:=[.$K$31]*[.G32]+[.$K$30]" office:value-type="float" office:value="32.559117427725" calcext:value-type="float">
            <text:p>32.559117427725</text:p>
          </table:table-cell>
          <table:table-cell table:number-columns-repeated="7"/>
        </table:table-row>
        <table:table-row table:style-name="ro1"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8790" calcext:value-type="float">
            <text:p>18790</text:p>
          </table:table-cell>
          <table:table-cell table:style-name="ce2" office:value-type="float" office:value="18850" calcext:value-type="float">
            <text:p>18850</text:p>
          </table:table-cell>
          <table:table-cell table:style-name="ce2" table:formula="of:=LOG10([.B33])" office:value-type="float" office:value="4.27392678010053" calcext:value-type="float">
            <text:p>4.27392678010053</text:p>
          </table:table-cell>
          <table:table-cell table:style-name="ce2" table:formula="of:=LOG10([.C33])" office:value-type="float" office:value="4.27531135454181" calcext:value-type="float">
            <text:p>4.27531135454181</text:p>
          </table:table-cell>
          <table:table-cell table:style-name="ce1"/>
          <table:table-cell table:style-name="ce5" office:value-type="float" office:value="3.909020854" calcext:value-type="float">
            <text:p>3.90902</text:p>
          </table:table-cell>
          <table:table-cell table:style-name="ce6" office:value-type="float" office:value="30.6" calcext:value-type="float">
            <text:p>30.6</text:p>
          </table:table-cell>
          <table:table-cell table:formula="of:=[.$K$31]*[.G33]+[.$K$30]" office:value-type="float" office:value="32.3052614675413" calcext:value-type="float">
            <text:p>32.3052614675413</text:p>
          </table:table-cell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19580" calcext:value-type="float">
            <text:p>19580</text:p>
          </table:table-cell>
          <table:table-cell table:style-name="ce2" office:value-type="float" office:value="19290" calcext:value-type="float">
            <text:p>19290</text:p>
          </table:table-cell>
          <table:table-cell table:style-name="ce2" table:formula="of:=LOG10([.B34])" office:value-type="float" office:value="4.29181268746712" calcext:value-type="float">
            <text:p>4.29181268746712</text:p>
          </table:table-cell>
          <table:table-cell table:style-name="ce2" table:formula="of:=LOG10([.C34])" office:value-type="float" office:value="4.28533222764388" calcext:value-type="float">
            <text:p>4.28533222764388</text:p>
          </table:table-cell>
          <table:table-cell table:style-name="ce1"/>
          <table:table-cell table:style-name="ce5" office:value-type="float" office:value="3.893761762" calcext:value-type="float">
            <text:p>3.89376</text:p>
          </table:table-cell>
          <table:table-cell table:style-name="ce6" office:value-type="float" office:value="31.1" calcext:value-type="float">
            <text:p>31.1</text:p>
          </table:table-cell>
          <table:table-cell table:formula="of:=[.$K$31]*[.G34]+[.$K$30]" office:value-type="float" office:value="33.2049904884298" calcext:value-type="float">
            <text:p>33.2049904884298</text:p>
          </table:table-cell>
          <table:table-cell table:number-matrix-columns-spanned="1" table:number-matrix-rows-spanned="66" table:formula="of:=[.$G$5:.$G$70]" office:value-type="float" office:value="4.42975228" calcext:value-type="float">
            <text:p>4.42975228</text:p>
          </table:table-cell>
          <table:table-cell table:number-matrix-columns-spanned="1" table:number-matrix-rows-spanned="66" table:formula="of:=MMULT([.$J$34:.$J$99] ; [.$K$31]) + [.$K$30]" office:value-type="float" office:value="1.60112939592932" calcext:value-type="float">
            <text:p>1.60112939592932</text:p>
          </table:table-cell>
          <table:table-cell table:number-matrix-columns-spanned="1" table:number-matrix-rows-spanned="66" table:formula="of:=[.$H$5:.$H$70]" office:value-type="float" office:value="3.4" calcext:value-type="float">
            <text:p>3.4</text:p>
          </table:table-cell>
          <table:table-cell table:number-matrix-columns-spanned="1" table:number-matrix-rows-spanned="66" table:formula="of:=[.$L$34:.$L$99] - [.$K$34:.$K$99]" office:value-type="float" office:value="1.79887060407068" calcext:value-type="float">
            <text:p>1.79887060407068</text:p>
          </table:table-cell>
          <table:table-cell table:number-columns-repeated="3"/>
        </table:table-row>
        <table:table-row table:style-name="ro1"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21500" calcext:value-type="float">
            <text:p>21500</text:p>
          </table:table-cell>
          <table:table-cell table:style-name="ce2" office:value-type="float" office:value="20850" calcext:value-type="float">
            <text:p>20850</text:p>
          </table:table-cell>
          <table:table-cell table:style-name="ce2" table:formula="of:=LOG10([.B35])" office:value-type="float" office:value="4.33243845991561" calcext:value-type="float">
            <text:p>4.33243845991561</text:p>
          </table:table-cell>
          <table:table-cell table:style-name="ce2" table:formula="of:=LOG10([.C35])" office:value-type="float" office:value="4.31910605930978" calcext:value-type="float">
            <text:p>4.31910605930978</text:p>
          </table:table-cell>
          <table:table-cell table:style-name="ce1"/>
          <table:table-cell table:style-name="ce5" office:value-type="float" office:value="3.898176483" calcext:value-type="float">
            <text:p>3.89818</text:p>
          </table:table-cell>
          <table:table-cell table:style-name="ce6" office:value-type="float" office:value="31.1" calcext:value-type="float">
            <text:p>31.1</text:p>
          </table:table-cell>
          <table:table-cell table:formula="of:=[.$K$31]*[.G35]+[.$K$30]" office:value-type="float" office:value="32.9446832170125" calcext:value-type="float">
            <text:p>32.9446832170125</text:p>
          </table:table-cell>
          <table:table-cell office:value-type="float" office:value="4.496929648" calcext:value-type="float">
            <text:p>4.496929648</text:p>
          </table:table-cell>
          <table:table-cell office:value-type="float" office:value="-2.35988135992102" calcext:value-type="float">
            <text:p>-2.35988135992102</text:p>
          </table:table-cell>
          <table:table-cell office:value-type="float" office:value="3.4" calcext:value-type="float">
            <text:p>3.4</text:p>
          </table:table-cell>
          <table:table-cell office:value-type="float" office:value="5.75988135992102" calcext:value-type="float">
            <text:p>5.75988135992102</text:p>
          </table:table-cell>
          <table:table-cell table:number-columns-repeated="3"/>
        </table:table-row>
        <table:table-row table:style-name="ro1"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23800" calcext:value-type="float">
            <text:p>23800</text:p>
          </table:table-cell>
          <table:table-cell table:style-name="ce2" office:value-type="float" office:value="23000" calcext:value-type="float">
            <text:p>23000</text:p>
          </table:table-cell>
          <table:table-cell table:style-name="ce2" table:formula="of:=LOG10([.B36])" office:value-type="float" office:value="4.37657695705651" calcext:value-type="float">
            <text:p>4.37657695705651</text:p>
          </table:table-cell>
          <table:table-cell table:style-name="ce2" table:formula="of:=LOG10([.C36])" office:value-type="float" office:value="4.36172783601759" calcext:value-type="float">
            <text:p>4.36172783601759</text:p>
          </table:table-cell>
          <table:table-cell table:style-name="ce1"/>
          <table:table-cell table:style-name="ce5" office:value-type="float" office:value="3.876217841" calcext:value-type="float">
            <text:p>3.87622</text:p>
          </table:table-cell>
          <table:table-cell table:style-name="ce6" office:value-type="float" office:value="32.2" calcext:value-type="float">
            <text:p>32.2</text:p>
          </table:table-cell>
          <table:table-cell table:formula="of:=[.$K$31]*[.G36]+[.$K$30]" office:value-type="float" office:value="34.2394409566409" calcext:value-type="float">
            <text:p>34.2394409566409</text:p>
          </table:table-cell>
          <table:table-cell office:value-type="float" office:value="4.45331834" calcext:value-type="float">
            <text:p>4.45331834</text:p>
          </table:table-cell>
          <table:table-cell office:value-type="float" office:value="0.211592712488311" calcext:value-type="float">
            <text:p>0.211592712488311</text:p>
          </table:table-cell>
          <table:table-cell office:value-type="float" office:value="4.9" calcext:value-type="float">
            <text:p>4.9</text:p>
          </table:table-cell>
          <table:table-cell office:value-type="float" office:value="4.68840728751169" calcext:value-type="float">
            <text:p>4.68840728751169</text:p>
          </table:table-cell>
          <table:table-cell table:number-columns-repeated="3"/>
        </table:table-row>
        <table:table-row table:style-name="ro1">
          <table:table-cell table:style-name="ce2" office:value-type="float" office:value="4.9" calcext:value-type="float">
            <text:p>4.9</text:p>
          </table:table-cell>
          <table:table-cell table:style-name="ce1"/>
          <table:table-cell table:style-name="ce2" office:value-type="float" office:value="28400" calcext:value-type="float">
            <text:p>28400</text:p>
          </table:table-cell>
          <table:table-cell table:style-name="ce2" table:formula="of:=LOG10([.B37])" office:value-type="string" office:string-value="" calcext:value-type="error">
            <text:p>Err:502</text:p>
          </table:table-cell>
          <table:table-cell table:style-name="ce2" table:formula="of:=LOG10([.C37])" office:value-type="float" office:value="4.45331834004704" calcext:value-type="float">
            <text:p>4.45331834004704</text:p>
          </table:table-cell>
          <table:table-cell table:style-name="ce1"/>
          <table:table-cell table:style-name="ce5" office:value-type="float" office:value="3.87909588" calcext:value-type="float">
            <text:p>3.87910</text:p>
          </table:table-cell>
          <table:table-cell table:style-name="ce6" office:value-type="float" office:value="32.2" calcext:value-type="float">
            <text:p>32.2</text:p>
          </table:table-cell>
          <table:table-cell table:formula="of:=[.$K$31]*[.G37]+[.$K$30]" office:value-type="float" office:value="34.0697417889873" calcext:value-type="float">
            <text:p>34.0697417889873</text:p>
          </table:table-cell>
          <table:table-cell office:value-type="float" office:value="4.376576957" calcext:value-type="float">
            <text:p>4.376576957</text:p>
          </table:table-cell>
          <table:table-cell office:value-type="float" office:value="4.73653098458357" calcext:value-type="float">
            <text:p>4.73653098458357</text:p>
          </table:table-cell>
          <table:table-cell office:value-type="float" office:value="5.9" calcext:value-type="float">
            <text:p>5.9</text:p>
          </table:table-cell>
          <table:table-cell office:value-type="float" office:value="1.16346901541643" calcext:value-type="float">
            <text:p>1.16346901541643</text:p>
          </table:table-cell>
          <table:table-cell table:number-columns-repeated="3"/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6900" calcext:value-type="float">
            <text:p>26900</text:p>
          </table:table-cell>
          <table:table-cell table:style-name="ce2" office:value-type="float" office:value="31400" calcext:value-type="float">
            <text:p>31400</text:p>
          </table:table-cell>
          <table:table-cell table:style-name="ce2" table:formula="of:=LOG10([.B38])" office:value-type="float" office:value="4.42975228000241" calcext:value-type="float">
            <text:p>4.42975228000241</text:p>
          </table:table-cell>
          <table:table-cell table:style-name="ce2" table:formula="of:=LOG10([.C38])" office:value-type="float" office:value="4.49692964807322" calcext:value-type="float">
            <text:p>4.49692964807322</text:p>
          </table:table-cell>
          <table:table-cell table:style-name="ce1"/>
          <table:table-cell table:style-name="ce5" office:value-type="float" office:value="3.806179974" calcext:value-type="float">
            <text:p>3.80618</text:p>
          </table:table-cell>
          <table:table-cell table:style-name="ce6" office:value-type="float" office:value="37.8" calcext:value-type="float">
            <text:p>37.8</text:p>
          </table:table-cell>
          <table:table-cell table:formula="of:=[.$K$31]*[.G38]+[.$K$30]" office:value-type="float" office:value="38.3691166608724" calcext:value-type="float">
            <text:p>38.3691166608724</text:p>
          </table:table-cell>
          <table:table-cell office:value-type="float" office:value="4.361727836" calcext:value-type="float">
            <text:p>4.361727836</text:p>
          </table:table-cell>
          <table:table-cell office:value-type="float" office:value="5.61208669251073" calcext:value-type="float">
            <text:p>5.61208669251073</text:p>
          </table:table-cell>
          <table:table-cell office:value-type="float" office:value="5.9" calcext:value-type="float">
            <text:p>5.9</text:p>
          </table:table-cell>
          <table:table-cell office:value-type="float" office:value="0.287913307489271" calcext:value-type="float">
            <text:p>0.287913307489271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812913357" calcext:value-type="float">
            <text:p>3.81291</text:p>
          </table:table-cell>
          <table:table-cell table:style-name="ce6" office:value-type="float" office:value="37.8" calcext:value-type="float">
            <text:p>37.8</text:p>
          </table:table-cell>
          <table:table-cell table:formula="of:=[.$K$31]*[.G39]+[.$K$30]" office:value-type="float" office:value="37.9720930310353" calcext:value-type="float">
            <text:p>37.9720930310353</text:p>
          </table:table-cell>
          <table:table-cell office:value-type="float" office:value="4.33243846" calcext:value-type="float">
            <text:p>4.33243846</text:p>
          </table:table-cell>
          <table:table-cell office:value-type="float" office:value="7.33908995003858" calcext:value-type="float">
            <text:p>7.33908995003858</text:p>
          </table:table-cell>
          <table:table-cell office:value-type="float" office:value="8.1" calcext:value-type="float">
            <text:p>8.1</text:p>
          </table:table-cell>
          <table:table-cell office:value-type="float" office:value="0.760910049961415" calcext:value-type="float">
            <text:p>0.760910049961415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83903579" calcext:value-type="float">
            <text:p>3.78390</text:p>
          </table:table-cell>
          <table:table-cell table:style-name="ce6" office:value-type="float" office:value="39" calcext:value-type="float">
            <text:p>39</text:p>
          </table:table-cell>
          <table:table-cell table:formula="of:=[.$K$31]*[.G40]+[.$K$30]" office:value-type="float" office:value="39.6826102201403" calcext:value-type="float">
            <text:p>39.6826102201403</text:p>
          </table:table-cell>
          <table:table-cell office:value-type="float" office:value="4.319106059" calcext:value-type="float">
            <text:p>4.319106059</text:p>
          </table:table-cell>
          <table:table-cell office:value-type="float" office:value="8.12521458299992" calcext:value-type="float">
            <text:p>8.12521458299992</text:p>
          </table:table-cell>
          <table:table-cell office:value-type="float" office:value="8.1" calcext:value-type="float">
            <text:p>8.1</text:p>
          </table:table-cell>
          <table:table-cell office:value-type="float" office:value="-0.0252145829999169" calcext:value-type="float">
            <text:p>-0.025214582999916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85329835" calcext:value-type="float">
            <text:p>3.78533</text:p>
          </table:table-cell>
          <table:table-cell table:style-name="ce6" office:value-type="float" office:value="39" calcext:value-type="float">
            <text:p>39</text:p>
          </table:table-cell>
          <table:table-cell table:formula="of:=[.$K$31]*[.G41]+[.$K$30]" office:value-type="float" office:value="39.5985132165691" calcext:value-type="float">
            <text:p>39.5985132165691</text:p>
          </table:table-cell>
          <table:table-cell office:value-type="float" office:value="4.291812687" calcext:value-type="float">
            <text:p>4.291812687</text:p>
          </table:table-cell>
          <table:table-cell office:value-type="float" office:value="9.73452651757026" calcext:value-type="float">
            <text:p>9.73452651757026</text:p>
          </table:table-cell>
          <table:table-cell office:value-type="float" office:value="10.1" calcext:value-type="float">
            <text:p>10.1</text:p>
          </table:table-cell>
          <table:table-cell office:value-type="float" office:value="0.36547348242974" calcext:value-type="float">
            <text:p>0.36547348242974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71587481" calcext:value-type="float">
            <text:p>3.77159</text:p>
          </table:table-cell>
          <table:table-cell table:style-name="ce6" office:value-type="float" office:value="40" calcext:value-type="float">
            <text:p>40</text:p>
          </table:table-cell>
          <table:table-cell table:formula="of:=[.$K$31]*[.G42]+[.$K$30]" office:value-type="float" office:value="40.4088101011494" calcext:value-type="float">
            <text:p>40.4088101011494</text:p>
          </table:table-cell>
          <table:table-cell office:value-type="float" office:value="4.285332228" calcext:value-type="float">
            <text:p>4.285332228</text:p>
          </table:table-cell>
          <table:table-cell office:value-type="float" office:value="10.1166368705964" calcext:value-type="float">
            <text:p>10.1166368705964</text:p>
          </table:table-cell>
          <table:table-cell office:value-type="float" office:value="10.1" calcext:value-type="float">
            <text:p>10.1</text:p>
          </table:table-cell>
          <table:table-cell office:value-type="float" office:value="-0.0166368705964377" calcext:value-type="float">
            <text:p>-0.0166368705964377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73054693" calcext:value-type="float">
            <text:p>3.77305</text:p>
          </table:table-cell>
          <table:table-cell table:style-name="ce6" office:value-type="float" office:value="40" calcext:value-type="float">
            <text:p>40</text:p>
          </table:table-cell>
          <table:table-cell table:formula="of:=[.$K$31]*[.G43]+[.$K$30]" office:value-type="float" office:value="40.3222981896807" calcext:value-type="float">
            <text:p>40.3222981896807</text:p>
          </table:table-cell>
          <table:table-cell office:value-type="float" office:value="4.27392678" calcext:value-type="float">
            <text:p>4.27392678</text:p>
          </table:table-cell>
          <table:table-cell office:value-type="float" office:value="10.7891416672013" calcext:value-type="float">
            <text:p>10.7891416672013</text:p>
          </table:table-cell>
          <table:table-cell office:value-type="float" office:value="10.8" calcext:value-type="float">
            <text:p>10.8</text:p>
          </table:table-cell>
          <table:table-cell office:value-type="float" office:value="0.0108583327987226" calcext:value-type="float">
            <text:p>0.0108583327987226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39572344" calcext:value-type="float">
            <text:p>3.73957</text:p>
          </table:table-cell>
          <table:table-cell table:style-name="ce6" office:value-type="float" office:value="42" calcext:value-type="float">
            <text:p>42</text:p>
          </table:table-cell>
          <table:table-cell table:formula="of:=[.$K$31]*[.G44]+[.$K$30]" office:value-type="float" office:value="42.2965336869711" calcext:value-type="float">
            <text:p>42.2965336869711</text:p>
          </table:table-cell>
          <table:table-cell office:value-type="float" office:value="4.275311355" calcext:value-type="float">
            <text:p>4.275311355</text:p>
          </table:table-cell>
          <table:table-cell office:value-type="float" office:value="10.7075023200437" calcext:value-type="float">
            <text:p>10.7075023200437</text:p>
          </table:table-cell>
          <table:table-cell office:value-type="float" office:value="10.8" calcext:value-type="float">
            <text:p>10.8</text:p>
          </table:table-cell>
          <table:table-cell office:value-type="float" office:value="0.0924976799562565" calcext:value-type="float">
            <text:p>0.0924976799562565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38780558" calcext:value-type="float">
            <text:p>3.73878</text:p>
          </table:table-cell>
          <table:table-cell table:style-name="ce6" office:value-type="float" office:value="42" calcext:value-type="float">
            <text:p>42</text:p>
          </table:table-cell>
          <table:table-cell table:formula="of:=[.$K$31]*[.G45]+[.$K$30]" office:value-type="float" office:value="42.3432201374186" calcext:value-type="float">
            <text:p>42.3432201374186</text:p>
          </table:table-cell>
          <table:table-cell office:value-type="float" office:value="4.23299611" calcext:value-type="float">
            <text:p>4.23299611</text:p>
          </table:table-cell>
          <table:table-cell office:value-type="float" office:value="13.2025560199958" calcext:value-type="float">
            <text:p>13.2025560199958</text:p>
          </table:table-cell>
          <table:table-cell office:value-type="float" office:value="13.8" calcext:value-type="float">
            <text:p>13.8</text:p>
          </table:table-cell>
          <table:table-cell office:value-type="float" office:value="0.597443980004176" calcext:value-type="float">
            <text:p>0.597443980004176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97229343" calcext:value-type="float">
            <text:p>3.69723</text:p>
          </table:table-cell>
          <table:table-cell table:style-name="ce6" office:value-type="float" office:value="44" calcext:value-type="float">
            <text:p>44</text:p>
          </table:table-cell>
          <table:table-cell table:formula="of:=[.$K$31]*[.G46]+[.$K$30]" office:value-type="float" office:value="44.7932239770101" calcext:value-type="float">
            <text:p>44.7932239770101</text:p>
          </table:table-cell>
          <table:table-cell office:value-type="float" office:value="4.224791956" calcext:value-type="float">
            <text:p>4.224791956</text:p>
          </table:table-cell>
          <table:table-cell office:value-type="float" office:value="13.686301412293" calcext:value-type="float">
            <text:p>13.686301412293</text:p>
          </table:table-cell>
          <table:table-cell office:value-type="float" office:value="13.8" calcext:value-type="float">
            <text:p>13.8</text:p>
          </table:table-cell>
          <table:table-cell office:value-type="float" office:value="0.113698587706967" calcext:value-type="float">
            <text:p>0.113698587706967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701567985" calcext:value-type="float">
            <text:p>3.70157</text:p>
          </table:table-cell>
          <table:table-cell table:style-name="ce6" office:value-type="float" office:value="44" calcext:value-type="float">
            <text:p>44</text:p>
          </table:table-cell>
          <table:table-cell table:formula="of:=[.$K$31]*[.G47]+[.$K$30]" office:value-type="float" office:value="44.5374025874644" calcext:value-type="float">
            <text:p>44.5374025874644</text:p>
          </table:table-cell>
          <table:table-cell office:value-type="float" office:value="4.203848464" calcext:value-type="float">
            <text:p>4.203848464</text:p>
          </table:table-cell>
          <table:table-cell office:value-type="float" office:value="14.9212023848507" calcext:value-type="float">
            <text:p>14.9212023848507</text:p>
          </table:table-cell>
          <table:table-cell office:value-type="float" office:value="14.8" calcext:value-type="float">
            <text:p>14.8</text:p>
          </table:table-cell>
          <table:table-cell office:value-type="float" office:value="-0.121202384850687" calcext:value-type="float">
            <text:p>-0.121202384850687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7669361" calcext:value-type="float">
            <text:p>3.67669</text:p>
          </table:table-cell>
          <table:table-cell table:style-name="ce6" office:value-type="float" office:value="46" calcext:value-type="float">
            <text:p>46</text:p>
          </table:table-cell>
          <table:table-cell table:formula="of:=[.$K$31]*[.G48]+[.$K$30]" office:value-type="float" office:value="46.0040820638031" calcext:value-type="float">
            <text:p>46.0040820638031</text:p>
          </table:table-cell>
          <table:table-cell office:value-type="float" office:value="4.197280558" calcext:value-type="float">
            <text:p>4.197280558</text:p>
          </table:table-cell>
          <table:table-cell office:value-type="float" office:value="15.308468916481" calcext:value-type="float">
            <text:p>15.308468916481</text:p>
          </table:table-cell>
          <table:table-cell office:value-type="float" office:value="14.8" calcext:value-type="float">
            <text:p>14.8</text:p>
          </table:table-cell>
          <table:table-cell office:value-type="float" office:value="-0.508468916481018" calcext:value-type="float">
            <text:p>-0.50846891648101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7669361" calcext:value-type="float">
            <text:p>3.67669</text:p>
          </table:table-cell>
          <table:table-cell table:style-name="ce6" office:value-type="float" office:value="46" calcext:value-type="float">
            <text:p>46</text:p>
          </table:table-cell>
          <table:table-cell table:formula="of:=[.$K$31]*[.G49]+[.$K$30]" office:value-type="float" office:value="46.0040820638031" calcext:value-type="float">
            <text:p>46.0040820638031</text:p>
          </table:table-cell>
          <table:table-cell office:value-type="float" office:value="4.164650216" calcext:value-type="float">
            <text:p>4.164650216</text:p>
          </table:table-cell>
          <table:table-cell office:value-type="float" office:value="17.2324671241672" calcext:value-type="float">
            <text:p>17.2324671241672</text:p>
          </table:table-cell>
          <table:table-cell office:value-type="float" office:value="17.3" calcext:value-type="float">
            <text:p>17.3</text:p>
          </table:table-cell>
          <table:table-cell office:value-type="float" office:value="0.0675328758328142" calcext:value-type="float">
            <text:p>0.0675328758328142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50307523" calcext:value-type="float">
            <text:p>3.65031</text:p>
          </table:table-cell>
          <table:table-cell table:style-name="ce6" office:value-type="float" office:value="48" calcext:value-type="float">
            <text:p>48</text:p>
          </table:table-cell>
          <table:table-cell table:formula="of:=[.$K$31]*[.G50]+[.$K$30]" office:value-type="float" office:value="47.5598973260475" calcext:value-type="float">
            <text:p>47.5598973260475</text:p>
          </table:table-cell>
          <table:table-cell office:value-type="float" office:value="4.156549151" calcext:value-type="float">
            <text:p>4.156549151</text:p>
          </table:table-cell>
          <table:table-cell office:value-type="float" office:value="17.7101340312547" calcext:value-type="float">
            <text:p>17.7101340312547</text:p>
          </table:table-cell>
          <table:table-cell office:value-type="float" office:value="17.3" calcext:value-type="float">
            <text:p>17.3</text:p>
          </table:table-cell>
          <table:table-cell office:value-type="float" office:value="-0.410134031254739" calcext:value-type="float">
            <text:p>-0.41013403125473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51278014" calcext:value-type="float">
            <text:p>3.65128</text:p>
          </table:table-cell>
          <table:table-cell table:style-name="ce6" office:value-type="float" office:value="48" calcext:value-type="float">
            <text:p>48</text:p>
          </table:table-cell>
          <table:table-cell table:formula="of:=[.$K$31]*[.G51]+[.$K$30]" office:value-type="float" office:value="47.5026738086055" calcext:value-type="float">
            <text:p>47.5026738086055</text:p>
          </table:table-cell>
          <table:table-cell office:value-type="float" office:value="4.130655349" calcext:value-type="float">
            <text:p>4.130655349</text:p>
          </table:table-cell>
          <table:table-cell office:value-type="float" office:value="19.2369224614275" calcext:value-type="float">
            <text:p>19.2369224614275</text:p>
          </table:table-cell>
          <table:table-cell office:value-type="float" office:value="18.6" calcext:value-type="float">
            <text:p>18.6</text:p>
          </table:table-cell>
          <table:table-cell office:value-type="float" office:value="-0.636922461427496" calcext:value-type="float">
            <text:p>-0.636922461427496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20136055" calcext:value-type="float">
            <text:p>3.62014</text:p>
          </table:table-cell>
          <table:table-cell table:style-name="ce6" office:value-type="float" office:value="50" calcext:value-type="float">
            <text:p>50</text:p>
          </table:table-cell>
          <table:table-cell table:formula="of:=[.$K$31]*[.G52]+[.$K$30]" office:value-type="float" office:value="49.3389117891892" calcext:value-type="float">
            <text:p>49.3389117891892</text:p>
          </table:table-cell>
          <table:table-cell office:value-type="float" office:value="4.12904506" calcext:value-type="float">
            <text:p>4.12904506</text:p>
          </table:table-cell>
          <table:table-cell office:value-type="float" office:value="19.3318706893639" calcext:value-type="float">
            <text:p>19.3318706893639</text:p>
          </table:table-cell>
          <table:table-cell office:value-type="float" office:value="18.6" calcext:value-type="float">
            <text:p>18.6</text:p>
          </table:table-cell>
          <table:table-cell office:value-type="float" office:value="-0.731870689363852" calcext:value-type="float">
            <text:p>-0.731870689363852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619093331" calcext:value-type="float">
            <text:p>3.61909</text:p>
          </table:table-cell>
          <table:table-cell table:style-name="ce6" office:value-type="float" office:value="50" calcext:value-type="float">
            <text:p>50</text:p>
          </table:table-cell>
          <table:table-cell table:formula="of:=[.$K$31]*[.G53]+[.$K$30]" office:value-type="float" office:value="49.4003944149953" calcext:value-type="float">
            <text:p>49.4003944149953</text:p>
          </table:table-cell>
          <table:table-cell office:value-type="float" office:value="4.07371835" calcext:value-type="float">
            <text:p>4.07371835</text:p>
          </table:table-cell>
          <table:table-cell office:value-type="float" office:value="22.5941255219112" calcext:value-type="float">
            <text:p>22.5941255219112</text:p>
          </table:table-cell>
          <table:table-cell office:value-type="float" office:value="20.4" calcext:value-type="float">
            <text:p>20.4</text:p>
          </table:table-cell>
          <table:table-cell office:value-type="float" office:value="-2.19412552191123" calcext:value-type="float">
            <text:p>-2.1941255219112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88831726" calcext:value-type="float">
            <text:p>3.58883</text:p>
          </table:table-cell>
          <table:table-cell table:style-name="ce6" office:value-type="float" office:value="52" calcext:value-type="float">
            <text:p>52</text:p>
          </table:table-cell>
          <table:table-cell table:formula="of:=[.$K$31]*[.G54]+[.$K$30]" office:value-type="float" office:value="51.1847236684768" calcext:value-type="float">
            <text:p>51.1847236684768</text:p>
          </table:table-cell>
          <table:table-cell office:value-type="float" office:value="4.07371835" calcext:value-type="float">
            <text:p>4.07371835</text:p>
          </table:table-cell>
          <table:table-cell office:value-type="float" office:value="22.5941255219112" calcext:value-type="float">
            <text:p>22.5941255219112</text:p>
          </table:table-cell>
          <table:table-cell office:value-type="float" office:value="20.4" calcext:value-type="float">
            <text:p>20.4</text:p>
          </table:table-cell>
          <table:table-cell office:value-type="float" office:value="-2.19412552191123" calcext:value-type="float">
            <text:p>-2.1941255219112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92176757" calcext:value-type="float">
            <text:p>3.59218</text:p>
          </table:table-cell>
          <table:table-cell table:style-name="ce6" office:value-type="float" office:value="52" calcext:value-type="float">
            <text:p>52</text:p>
          </table:table-cell>
          <table:table-cell table:formula="of:=[.$K$31]*[.G55]+[.$K$30]" office:value-type="float" office:value="50.9874890318109" calcext:value-type="float">
            <text:p>50.9874890318109</text:p>
          </table:table-cell>
          <table:table-cell office:value-type="float" office:value="4.043362278" calcext:value-type="float">
            <text:p>4.043362278</text:p>
          </table:table-cell>
          <table:table-cell office:value-type="float" office:value="24.3840248775598" calcext:value-type="float">
            <text:p>24.3840248775598</text:p>
          </table:table-cell>
          <table:table-cell office:value-type="float" office:value="23.1" calcext:value-type="float">
            <text:p>23.1</text:p>
          </table:table-cell>
          <table:table-cell office:value-type="float" office:value="-1.28402487755979" calcext:value-type="float">
            <text:p>-1.2840248775597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55094449" calcext:value-type="float">
            <text:p>3.55509</text:p>
          </table:table-cell>
          <table:table-cell table:style-name="ce6" office:value-type="float" office:value="54" calcext:value-type="float">
            <text:p>54</text:p>
          </table:table-cell>
          <table:table-cell table:formula="of:=[.$K$31]*[.G56]+[.$K$30]" office:value-type="float" office:value="53.1739906053729" calcext:value-type="float">
            <text:p>53.1739906053729</text:p>
          </table:table-cell>
          <table:table-cell office:value-type="float" office:value="4.043362278" calcext:value-type="float">
            <text:p>4.043362278</text:p>
          </table:table-cell>
          <table:table-cell office:value-type="float" office:value="24.3840248775598" calcext:value-type="float">
            <text:p>24.3840248775598</text:p>
          </table:table-cell>
          <table:table-cell office:value-type="float" office:value="23.1" calcext:value-type="float">
            <text:p>23.1</text:p>
          </table:table-cell>
          <table:table-cell office:value-type="float" office:value="-1.28402487755979" calcext:value-type="float">
            <text:p>-1.2840248775597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52668216" calcext:value-type="float">
            <text:p>3.55267</text:p>
          </table:table-cell>
          <table:table-cell table:style-name="ce6" office:value-type="float" office:value="54" calcext:value-type="float">
            <text:p>54</text:p>
          </table:table-cell>
          <table:table-cell table:formula="of:=[.$K$31]*[.G57]+[.$K$30]" office:value-type="float" office:value="53.317049723277" calcext:value-type="float">
            <text:p>53.317049723277</text:p>
          </table:table-cell>
          <table:table-cell office:value-type="float" office:value="4.004321374" calcext:value-type="float">
            <text:p>4.004321374</text:p>
          </table:table-cell>
          <table:table-cell office:value-type="float" office:value="26.6860120685751" calcext:value-type="float">
            <text:p>26.6860120685751</text:p>
          </table:table-cell>
          <table:table-cell office:value-type="float" office:value="25.1" calcext:value-type="float">
            <text:p>25.1</text:p>
          </table:table-cell>
          <table:table-cell office:value-type="float" office:value="-1.58601206857508" calcext:value-type="float">
            <text:p>-1.5860120685750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21138084" calcext:value-type="float">
            <text:p>3.52114</text:p>
          </table:table-cell>
          <table:table-cell table:style-name="ce6" office:value-type="float" office:value="56" calcext:value-type="float">
            <text:p>56</text:p>
          </table:table-cell>
          <table:table-cell table:formula="of:=[.$K$31]*[.G58]+[.$K$30]" office:value-type="float" office:value="55.1761757310923" calcext:value-type="float">
            <text:p>55.1761757310923</text:p>
          </table:table-cell>
          <table:table-cell office:value-type="float" office:value="4.004321374" calcext:value-type="float">
            <text:p>4.004321374</text:p>
          </table:table-cell>
          <table:table-cell office:value-type="float" office:value="26.6860120685751" calcext:value-type="float">
            <text:p>26.6860120685751</text:p>
          </table:table-cell>
          <table:table-cell office:value-type="float" office:value="25.1" calcext:value-type="float">
            <text:p>25.1</text:p>
          </table:table-cell>
          <table:table-cell office:value-type="float" office:value="-1.58601206857508" calcext:value-type="float">
            <text:p>-1.5860120685750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80006943" calcext:value-type="float">
            <text:p>3.48001</text:p>
          </table:table-cell>
          <table:table-cell table:style-name="ce6" office:value-type="float" office:value="56" calcext:value-type="float">
            <text:p>56</text:p>
          </table:table-cell>
          <table:table-cell table:formula="of:=[.$K$31]*[.G59]+[.$K$30]" office:value-type="float" office:value="57.60141054978" calcext:value-type="float">
            <text:p>57.60141054978</text:p>
          </table:table-cell>
          <table:table-cell office:value-type="float" office:value="3.960470778" calcext:value-type="float">
            <text:p>3.960470778</text:p>
          </table:table-cell>
          <table:table-cell office:value-type="float" office:value="29.2715953919117" calcext:value-type="float">
            <text:p>29.2715953919117</text:p>
          </table:table-cell>
          <table:table-cell office:value-type="float" office:value="27.4" calcext:value-type="float">
            <text:p>27.4</text:p>
          </table:table-cell>
          <table:table-cell office:value-type="float" office:value="-1.87159539191172" calcext:value-type="float">
            <text:p>-1.87159539191172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511883361" calcext:value-type="float">
            <text:p>3.51188</text:p>
          </table:table-cell>
          <table:table-cell table:style-name="ce6" office:value-type="float" office:value="57.9" calcext:value-type="float">
            <text:p>57.9</text:p>
          </table:table-cell>
          <table:table-cell table:formula="of:=[.$K$31]*[.G60]+[.$K$30]" office:value-type="float" office:value="55.7218663176216" calcext:value-type="float">
            <text:p>55.7218663176216</text:p>
          </table:table-cell>
          <table:table-cell office:value-type="float" office:value="3.962842681" calcext:value-type="float">
            <text:p>3.962842681</text:p>
          </table:table-cell>
          <table:table-cell office:value-type="float" office:value="29.1317397593595" calcext:value-type="float">
            <text:p>29.1317397593595</text:p>
          </table:table-cell>
          <table:table-cell office:value-type="float" office:value="27.4" calcext:value-type="float">
            <text:p>27.4</text:p>
          </table:table-cell>
          <table:table-cell office:value-type="float" office:value="-1.73173975935948" calcext:value-type="float">
            <text:p>-1.7317397593594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56366033" calcext:value-type="float">
            <text:p>3.45637</text:p>
          </table:table-cell>
          <table:table-cell table:style-name="ce6" office:value-type="float" office:value="57.9" calcext:value-type="float">
            <text:p>57.9</text:p>
          </table:table-cell>
          <table:table-cell table:formula="of:=[.$K$31]*[.G61]+[.$K$30]" office:value-type="float" office:value="58.9953606489874" calcext:value-type="float">
            <text:p>58.9953606489874</text:p>
          </table:table-cell>
          <table:table-cell office:value-type="float" office:value="3.904715545" calcext:value-type="float">
            <text:p>3.904715545</text:p>
          </table:table-cell>
          <table:table-cell office:value-type="float" office:value="32.559117427725" calcext:value-type="float">
            <text:p>32.559117427725</text:p>
          </table:table-cell>
          <table:table-cell office:value-type="float" office:value="30.6" calcext:value-type="float">
            <text:p>30.6</text:p>
          </table:table-cell>
          <table:table-cell office:value-type="float" office:value="-1.95911742772503" calcext:value-type="float">
            <text:p>-1.9591174277250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71291711" calcext:value-type="float">
            <text:p>3.47129</text:p>
          </table:table-cell>
          <table:table-cell table:style-name="ce6" office:value-type="float" office:value="60.5" calcext:value-type="float">
            <text:p>60.5</text:p>
          </table:table-cell>
          <table:table-cell table:formula="of:=[.$K$31]*[.G62]+[.$K$30]" office:value-type="float" office:value="58.1152908746497" calcext:value-type="float">
            <text:p>58.1152908746497</text:p>
          </table:table-cell>
          <table:table-cell office:value-type="float" office:value="3.909020854" calcext:value-type="float">
            <text:p>3.909020854</text:p>
          </table:table-cell>
          <table:table-cell office:value-type="float" office:value="32.3052614675413" calcext:value-type="float">
            <text:p>32.3052614675413</text:p>
          </table:table-cell>
          <table:table-cell office:value-type="float" office:value="30.6" calcext:value-type="float">
            <text:p>30.6</text:p>
          </table:table-cell>
          <table:table-cell office:value-type="float" office:value="-1.70526146754127" calcext:value-type="float">
            <text:p>-1.70526146754127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19955748" calcext:value-type="float">
            <text:p>3.41996</text:p>
          </table:table-cell>
          <table:table-cell table:style-name="ce6" office:value-type="float" office:value="60.5" calcext:value-type="float">
            <text:p>60.5</text:p>
          </table:table-cell>
          <table:table-cell table:formula="of:=[.$K$31]*[.G63]+[.$K$30]" office:value-type="float" office:value="61.1422374142184" calcext:value-type="float">
            <text:p>61.1422374142184</text:p>
          </table:table-cell>
          <table:table-cell office:value-type="float" office:value="3.893761762" calcext:value-type="float">
            <text:p>3.893761762</text:p>
          </table:table-cell>
          <table:table-cell office:value-type="float" office:value="33.2049904884298" calcext:value-type="float">
            <text:p>33.2049904884298</text:p>
          </table:table-cell>
          <table:table-cell office:value-type="float" office:value="31.1" calcext:value-type="float">
            <text:p>31.1</text:p>
          </table:table-cell>
          <table:table-cell office:value-type="float" office:value="-2.10499048842981" calcext:value-type="float">
            <text:p>-2.10499048842981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450249108" calcext:value-type="float">
            <text:p>3.45025</text:p>
          </table:table-cell>
          <table:table-cell table:style-name="ce6" office:value-type="float" office:value="62.3" calcext:value-type="float">
            <text:p>62.3</text:p>
          </table:table-cell>
          <table:table-cell table:formula="of:=[.$K$31]*[.G64]+[.$K$30]" office:value-type="float" office:value="59.3560357757314" calcext:value-type="float">
            <text:p>59.3560357757314</text:p>
          </table:table-cell>
          <table:table-cell office:value-type="float" office:value="3.898176483" calcext:value-type="float">
            <text:p>3.898176483</text:p>
          </table:table-cell>
          <table:table-cell office:value-type="float" office:value="32.9446832170125" calcext:value-type="float">
            <text:p>32.9446832170125</text:p>
          </table:table-cell>
          <table:table-cell office:value-type="float" office:value="31.1" calcext:value-type="float">
            <text:p>31.1</text:p>
          </table:table-cell>
          <table:table-cell office:value-type="float" office:value="-1.84468321701248" calcext:value-type="float">
            <text:p>-1.8446832170124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87389826" calcext:value-type="float">
            <text:p>3.38739</text:p>
          </table:table-cell>
          <table:table-cell table:style-name="ce6" office:value-type="float" office:value="62.3" calcext:value-type="float">
            <text:p>62.3</text:p>
          </table:table-cell>
          <table:table-cell table:formula="of:=[.$K$31]*[.G65]+[.$K$30]" office:value-type="float" office:value="63.0624371951355" calcext:value-type="float">
            <text:p>63.0624371951355</text:p>
          </table:table-cell>
          <table:table-cell office:value-type="float" office:value="3.876217841" calcext:value-type="float">
            <text:p>3.876217841</text:p>
          </table:table-cell>
          <table:table-cell office:value-type="float" office:value="34.2394409566409" calcext:value-type="float">
            <text:p>34.2394409566409</text:p>
          </table:table-cell>
          <table:table-cell office:value-type="float" office:value="32.2" calcext:value-type="float">
            <text:p>32.2</text:p>
          </table:table-cell>
          <table:table-cell office:value-type="float" office:value="-2.03944095664089" calcext:value-type="float">
            <text:p>-2.03944095664089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20146286" calcext:value-type="float">
            <text:p>3.32015</text:p>
          </table:table-cell>
          <table:table-cell table:style-name="ce6" office:value-type="float" office:value="65.3" calcext:value-type="float">
            <text:p>65.3</text:p>
          </table:table-cell>
          <table:table-cell table:formula="of:=[.$K$31]*[.G66]+[.$K$30]" office:value-type="float" office:value="67.0273496817553" calcext:value-type="float">
            <text:p>67.0273496817553</text:p>
          </table:table-cell>
          <table:table-cell office:value-type="float" office:value="3.87909588" calcext:value-type="float">
            <text:p>3.87909588</text:p>
          </table:table-cell>
          <table:table-cell table:style-name="ce9" office:value-type="float" office:value="34.0697417889873" calcext:value-type="float">
            <text:p>34.0697417889873</text:p>
          </table:table-cell>
          <table:table-cell office:value-type="float" office:value="32.2" calcext:value-type="float">
            <text:p>32.2</text:p>
          </table:table-cell>
          <table:table-cell office:value-type="float" office:value="-1.86974178898733" calcext:value-type="float">
            <text:p>-1.8697417889873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94451681" calcext:value-type="float">
            <text:p>3.39445</text:p>
          </table:table-cell>
          <table:table-cell table:style-name="ce6" office:value-type="float" office:value="65.7" calcext:value-type="float">
            <text:p>65.7</text:p>
          </table:table-cell>
          <table:table-cell table:formula="of:=[.$K$31]*[.G67]+[.$K$30]" office:value-type="float" office:value="62.6460457162187" calcext:value-type="float">
            <text:p>62.6460457162187</text:p>
          </table:table-cell>
          <table:table-cell office:value-type="float" office:value="3.806179974" calcext:value-type="float">
            <text:p>3.806179974</text:p>
          </table:table-cell>
          <table:table-cell office:value-type="float" office:value="38.3691166608724" calcext:value-type="float">
            <text:p>38.3691166608724</text:p>
          </table:table-cell>
          <table:table-cell office:value-type="float" office:value="37.8" calcext:value-type="float">
            <text:p>37.8</text:p>
          </table:table-cell>
          <table:table-cell office:value-type="float" office:value="-0.569116660872354" calcext:value-type="float">
            <text:p>-0.569116660872354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40444115" calcext:value-type="float">
            <text:p>3.34044</text:p>
          </table:table-cell>
          <table:table-cell table:style-name="ce6" office:value-type="float" office:value="65.7" calcext:value-type="float">
            <text:p>65.7</text:p>
          </table:table-cell>
          <table:table-cell table:formula="of:=[.$K$31]*[.G68]+[.$K$30]" office:value-type="float" office:value="65.8305192404463" calcext:value-type="float">
            <text:p>65.8305192404463</text:p>
          </table:table-cell>
          <table:table-cell office:value-type="float" office:value="3.812913357" calcext:value-type="float">
            <text:p>3.812913357</text:p>
          </table:table-cell>
          <table:table-cell table:style-name="ce9" office:value-type="float" office:value="37.9720930310353" calcext:value-type="float">
            <text:p>37.9720930310353</text:p>
          </table:table-cell>
          <table:table-cell office:value-type="float" office:value="37.8" calcext:value-type="float">
            <text:p>37.8</text:p>
          </table:table-cell>
          <table:table-cell office:value-type="float" office:value="-0.172093031035288" calcext:value-type="float">
            <text:p>-0.17209303103528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74748346" calcext:value-type="float">
            <text:p>3.37475</text:p>
          </table:table-cell>
          <table:table-cell table:style-name="ce6" office:value-type="float" office:value="68" calcext:value-type="float">
            <text:p>68</text:p>
          </table:table-cell>
          <table:table-cell table:formula="of:=[.$K$31]*[.G69]+[.$K$30]" office:value-type="float" office:value="63.8078227281005" calcext:value-type="float">
            <text:p>63.8078227281005</text:p>
          </table:table-cell>
          <table:table-cell office:value-type="float" office:value="3.783903579" calcext:value-type="float">
            <text:p>3.783903579</text:p>
          </table:table-cell>
          <table:table-cell office:value-type="float" office:value="39.6826102201403" calcext:value-type="float">
            <text:p>39.6826102201403</text:p>
          </table:table-cell>
          <table:table-cell office:value-type="float" office:value="39" calcext:value-type="float">
            <text:p>39</text:p>
          </table:table-cell>
          <table:table-cell office:value-type="float" office:value="-0.682610220140248" calcext:value-type="float">
            <text:p>-0.682610220140248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ce5" office:value-type="float" office:value="3.330413773" calcext:value-type="float">
            <text:p>3.33041</text:p>
          </table:table-cell>
          <table:table-cell table:style-name="ce6" office:value-type="float" office:value="68" calcext:value-type="float">
            <text:p>68</text:p>
          </table:table-cell>
          <table:table-cell table:formula="of:=[.$K$31]*[.G70]+[.$K$30]" office:value-type="float" office:value="66.4219430149958" calcext:value-type="float">
            <text:p>66.4219430149958</text:p>
          </table:table-cell>
          <table:table-cell office:value-type="float" office:value="3.785329835" calcext:value-type="float">
            <text:p>3.785329835</text:p>
          </table:table-cell>
          <table:table-cell office:value-type="float" office:value="39.5985132165691" calcext:value-type="float">
            <text:p>39.5985132165691</text:p>
          </table:table-cell>
          <table:table-cell office:value-type="float" office:value="39" calcext:value-type="float">
            <text:p>39</text:p>
          </table:table-cell>
          <table:table-cell office:value-type="float" office:value="-0.598513216569103" calcext:value-type="float">
            <text:p>-0.598513216569103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Default"/>
          <table:table-cell table:number-columns-repeated="2"/>
          <table:table-cell office:value-type="float" office:value="3.771587481" calcext:value-type="float">
            <text:p>3.771587481</text:p>
          </table:table-cell>
          <table:table-cell office:value-type="float" office:value="40.4088101011494" calcext:value-type="float">
            <text:p>40.4088101011494</text:p>
          </table:table-cell>
          <table:table-cell office:value-type="float" office:value="40" calcext:value-type="float">
            <text:p>40</text:p>
          </table:table-cell>
          <table:table-cell office:value-type="float" office:value="-0.408810101149385" calcext:value-type="float">
            <text:p>-0.408810101149385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 table:style-name="Default"/>
          <table:table-cell table:number-columns-repeated="2"/>
          <table:table-cell office:value-type="float" office:value="3.773054693" calcext:value-type="float">
            <text:p>3.773054693</text:p>
          </table:table-cell>
          <table:table-cell office:value-type="float" office:value="40.3222981896807" calcext:value-type="float">
            <text:p>40.3222981896807</text:p>
          </table:table-cell>
          <table:table-cell office:value-type="float" office:value="40" calcext:value-type="float">
            <text:p>40</text:p>
          </table:table-cell>
          <table:table-cell office:value-type="float" office:value="-0.322298189680737" calcext:value-type="float">
            <text:p>-0.3222981896807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739572344" calcext:value-type="float">
            <text:p>3.739572344</text:p>
          </table:table-cell>
          <table:table-cell office:value-type="float" office:value="42.2965336869711" calcext:value-type="float">
            <text:p>42.2965336869711</text:p>
          </table:table-cell>
          <table:table-cell office:value-type="float" office:value="42" calcext:value-type="float">
            <text:p>42</text:p>
          </table:table-cell>
          <table:table-cell office:value-type="float" office:value="-0.29653368697106" calcext:value-type="float">
            <text:p>-0.2965336869710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738780558" calcext:value-type="float">
            <text:p>3.738780558</text:p>
          </table:table-cell>
          <table:table-cell office:value-type="float" office:value="42.3432201374186" calcext:value-type="float">
            <text:p>42.3432201374186</text:p>
          </table:table-cell>
          <table:table-cell office:value-type="float" office:value="42" calcext:value-type="float">
            <text:p>42</text:p>
          </table:table-cell>
          <table:table-cell office:value-type="float" office:value="-0.343220137418626" calcext:value-type="float">
            <text:p>-0.34322013741862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97229343" calcext:value-type="float">
            <text:p>3.697229343</text:p>
          </table:table-cell>
          <table:table-cell office:value-type="float" office:value="44.7932239770101" calcext:value-type="float">
            <text:p>44.7932239770101</text:p>
          </table:table-cell>
          <table:table-cell office:value-type="float" office:value="44" calcext:value-type="float">
            <text:p>44</text:p>
          </table:table-cell>
          <table:table-cell office:value-type="float" office:value="-0.793223977010115" calcext:value-type="float">
            <text:p>-0.7932239770101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701567985" calcext:value-type="float">
            <text:p>3.701567985</text:p>
          </table:table-cell>
          <table:table-cell office:value-type="float" office:value="44.5374025874644" calcext:value-type="float">
            <text:p>44.5374025874644</text:p>
          </table:table-cell>
          <table:table-cell office:value-type="float" office:value="44" calcext:value-type="float">
            <text:p>44</text:p>
          </table:table-cell>
          <table:table-cell office:value-type="float" office:value="-0.537402587464413" calcext:value-type="float">
            <text:p>-0.53740258746441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7669361" calcext:value-type="float">
            <text:p>3.67669361</text:p>
          </table:table-cell>
          <table:table-cell office:value-type="float" office:value="46.0040820638031" calcext:value-type="float">
            <text:p>46.0040820638031</text:p>
          </table:table-cell>
          <table:table-cell office:value-type="float" office:value="46" calcext:value-type="float">
            <text:p>46</text:p>
          </table:table-cell>
          <table:table-cell office:value-type="float" office:value="-0.00408206380313914" calcext:value-type="float">
            <text:p>-0.0040820638031391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7669361" calcext:value-type="float">
            <text:p>3.67669361</text:p>
          </table:table-cell>
          <table:table-cell office:value-type="float" office:value="46.0040820638031" calcext:value-type="float">
            <text:p>46.0040820638031</text:p>
          </table:table-cell>
          <table:table-cell office:value-type="float" office:value="46" calcext:value-type="float">
            <text:p>46</text:p>
          </table:table-cell>
          <table:table-cell office:value-type="float" office:value="-0.00408206380313914" calcext:value-type="float">
            <text:p>-0.0040820638031391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50307523" calcext:value-type="float">
            <text:p>3.650307523</text:p>
          </table:table-cell>
          <table:table-cell office:value-type="float" office:value="47.5598973260475" calcext:value-type="float">
            <text:p>47.5598973260475</text:p>
          </table:table-cell>
          <table:table-cell office:value-type="float" office:value="48" calcext:value-type="float">
            <text:p>48</text:p>
          </table:table-cell>
          <table:table-cell office:value-type="float" office:value="0.440102673952538" calcext:value-type="float">
            <text:p>0.44010267395253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51278014" calcext:value-type="float">
            <text:p>3.651278014</text:p>
          </table:table-cell>
          <table:table-cell office:value-type="float" office:value="47.5026738086055" calcext:value-type="float">
            <text:p>47.5026738086055</text:p>
          </table:table-cell>
          <table:table-cell office:value-type="float" office:value="48" calcext:value-type="float">
            <text:p>48</text:p>
          </table:table-cell>
          <table:table-cell office:value-type="float" office:value="0.497326191394535" calcext:value-type="float">
            <text:p>0.49732619139453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20136055" calcext:value-type="float">
            <text:p>3.620136055</text:p>
          </table:table-cell>
          <table:table-cell office:value-type="float" office:value="49.3389117891892" calcext:value-type="float">
            <text:p>49.3389117891892</text:p>
          </table:table-cell>
          <table:table-cell office:value-type="float" office:value="50" calcext:value-type="float">
            <text:p>50</text:p>
          </table:table-cell>
          <table:table-cell office:value-type="float" office:value="0.661088210810846" calcext:value-type="float">
            <text:p>0.66108821081084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619093331" calcext:value-type="float">
            <text:p>3.619093331</text:p>
          </table:table-cell>
          <table:table-cell office:value-type="float" office:value="49.4003944149953" calcext:value-type="float">
            <text:p>49.4003944149953</text:p>
          </table:table-cell>
          <table:table-cell office:value-type="float" office:value="50" calcext:value-type="float">
            <text:p>50</text:p>
          </table:table-cell>
          <table:table-cell office:value-type="float" office:value="0.599605585004724" calcext:value-type="float">
            <text:p>0.59960558500472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88831726" calcext:value-type="float">
            <text:p>3.588831726</text:p>
          </table:table-cell>
          <table:table-cell office:value-type="float" office:value="51.1847236684768" calcext:value-type="float">
            <text:p>51.1847236684768</text:p>
          </table:table-cell>
          <table:table-cell office:value-type="float" office:value="52" calcext:value-type="float">
            <text:p>52</text:p>
          </table:table-cell>
          <table:table-cell office:value-type="float" office:value="0.815276331523194" calcext:value-type="float">
            <text:p>0.81527633152319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92176757" calcext:value-type="float">
            <text:p>3.592176757</text:p>
          </table:table-cell>
          <table:table-cell office:value-type="float" office:value="50.9874890318109" calcext:value-type="float">
            <text:p>50.9874890318109</text:p>
          </table:table-cell>
          <table:table-cell office:value-type="float" office:value="52" calcext:value-type="float">
            <text:p>52</text:p>
          </table:table-cell>
          <table:table-cell office:value-type="float" office:value="1.0125109681891" calcext:value-type="float">
            <text:p>1.012510968189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55094449" calcext:value-type="float">
            <text:p>3.555094449</text:p>
          </table:table-cell>
          <table:table-cell office:value-type="float" office:value="53.1739906053729" calcext:value-type="float">
            <text:p>53.1739906053729</text:p>
          </table:table-cell>
          <table:table-cell office:value-type="float" office:value="54" calcext:value-type="float">
            <text:p>54</text:p>
          </table:table-cell>
          <table:table-cell office:value-type="float" office:value="0.826009394627079" calcext:value-type="float">
            <text:p>0.82600939462707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52668216" calcext:value-type="float">
            <text:p>3.552668216</text:p>
          </table:table-cell>
          <table:table-cell office:value-type="float" office:value="53.317049723277" calcext:value-type="float">
            <text:p>53.317049723277</text:p>
          </table:table-cell>
          <table:table-cell office:value-type="float" office:value="54" calcext:value-type="float">
            <text:p>54</text:p>
          </table:table-cell>
          <table:table-cell office:value-type="float" office:value="0.682950276722977" calcext:value-type="float">
            <text:p>0.68295027672297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21138084" calcext:value-type="float">
            <text:p>3.521138084</text:p>
          </table:table-cell>
          <table:table-cell office:value-type="float" office:value="55.1761757310923" calcext:value-type="float">
            <text:p>55.1761757310923</text:p>
          </table:table-cell>
          <table:table-cell office:value-type="float" office:value="56" calcext:value-type="float">
            <text:p>56</text:p>
          </table:table-cell>
          <table:table-cell office:value-type="float" office:value="0.823824268907657" calcext:value-type="float">
            <text:p>0.82382426890765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80006943" calcext:value-type="float">
            <text:p>3.480006943</text:p>
          </table:table-cell>
          <table:table-cell office:value-type="float" office:value="57.60141054978" calcext:value-type="float">
            <text:p>57.60141054978</text:p>
          </table:table-cell>
          <table:table-cell office:value-type="float" office:value="56" calcext:value-type="float">
            <text:p>56</text:p>
          </table:table-cell>
          <table:table-cell office:value-type="float" office:value="-1.60141054978004" calcext:value-type="float">
            <text:p>-1.6014105497800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511883361" calcext:value-type="float">
            <text:p>3.511883361</text:p>
          </table:table-cell>
          <table:table-cell office:value-type="float" office:value="55.7218663176216" calcext:value-type="float">
            <text:p>55.7218663176216</text:p>
          </table:table-cell>
          <table:table-cell office:value-type="float" office:value="57.9" calcext:value-type="float">
            <text:p>57.9</text:p>
          </table:table-cell>
          <table:table-cell office:value-type="float" office:value="2.17813368237838" calcext:value-type="float">
            <text:p>2.1781336823783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56366033" calcext:value-type="float">
            <text:p>3.456366033</text:p>
          </table:table-cell>
          <table:table-cell office:value-type="float" office:value="58.9953606489874" calcext:value-type="float">
            <text:p>58.9953606489874</text:p>
          </table:table-cell>
          <table:table-cell office:value-type="float" office:value="57.9" calcext:value-type="float">
            <text:p>57.9</text:p>
          </table:table-cell>
          <table:table-cell office:value-type="float" office:value="-1.09536064898737" calcext:value-type="float">
            <text:p>-1.095360648987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71291711" calcext:value-type="float">
            <text:p>3.471291711</text:p>
          </table:table-cell>
          <table:table-cell office:value-type="float" office:value="58.1152908746497" calcext:value-type="float">
            <text:p>58.1152908746497</text:p>
          </table:table-cell>
          <table:table-cell office:value-type="float" office:value="60.5" calcext:value-type="float">
            <text:p>60.5</text:p>
          </table:table-cell>
          <table:table-cell office:value-type="float" office:value="2.3847091253503" calcext:value-type="float">
            <text:p>2.384709125350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19955748" calcext:value-type="float">
            <text:p>3.419955748</text:p>
          </table:table-cell>
          <table:table-cell office:value-type="float" office:value="61.1422374142184" calcext:value-type="float">
            <text:p>61.1422374142184</text:p>
          </table:table-cell>
          <table:table-cell office:value-type="float" office:value="60.5" calcext:value-type="float">
            <text:p>60.5</text:p>
          </table:table-cell>
          <table:table-cell office:value-type="float" office:value="-0.642237414218442" calcext:value-type="float">
            <text:p>-0.64223741421844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450249108" calcext:value-type="float">
            <text:p>3.450249108</text:p>
          </table:table-cell>
          <table:table-cell office:value-type="float" office:value="59.3560357757314" calcext:value-type="float">
            <text:p>59.3560357757314</text:p>
          </table:table-cell>
          <table:table-cell office:value-type="float" office:value="62.3" calcext:value-type="float">
            <text:p>62.3</text:p>
          </table:table-cell>
          <table:table-cell office:value-type="float" office:value="2.94396422426858" calcext:value-type="float">
            <text:p>2.9439642242685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87389826" calcext:value-type="float">
            <text:p>3.387389826</text:p>
          </table:table-cell>
          <table:table-cell office:value-type="float" office:value="63.0624371951355" calcext:value-type="float">
            <text:p>63.0624371951355</text:p>
          </table:table-cell>
          <table:table-cell office:value-type="float" office:value="62.3" calcext:value-type="float">
            <text:p>62.3</text:p>
          </table:table-cell>
          <table:table-cell office:value-type="float" office:value="-0.762437195135462" calcext:value-type="float">
            <text:p>-0.76243719513546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20146286" calcext:value-type="float">
            <text:p>3.320146286</text:p>
          </table:table-cell>
          <table:table-cell office:value-type="float" office:value="67.0273496817553" calcext:value-type="float">
            <text:p>67.0273496817553</text:p>
          </table:table-cell>
          <table:table-cell office:value-type="float" office:value="65.3" calcext:value-type="float">
            <text:p>65.3</text:p>
          </table:table-cell>
          <table:table-cell office:value-type="float" office:value="-1.72734968175526" calcext:value-type="float">
            <text:p>-1.7273496817552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94451681" calcext:value-type="float">
            <text:p>3.394451681</text:p>
          </table:table-cell>
          <table:table-cell office:value-type="float" office:value="62.6460457162187" calcext:value-type="float">
            <text:p>62.6460457162187</text:p>
          </table:table-cell>
          <table:table-cell office:value-type="float" office:value="65.7" calcext:value-type="float">
            <text:p>65.7</text:p>
          </table:table-cell>
          <table:table-cell office:value-type="float" office:value="3.05395428378129" calcext:value-type="float">
            <text:p>3.0539542837812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40444115" calcext:value-type="float">
            <text:p>3.340444115</text:p>
          </table:table-cell>
          <table:table-cell office:value-type="float" office:value="65.8305192404463" calcext:value-type="float">
            <text:p>65.8305192404463</text:p>
          </table:table-cell>
          <table:table-cell office:value-type="float" office:value="65.7" calcext:value-type="float">
            <text:p>65.7</text:p>
          </table:table-cell>
          <table:table-cell office:value-type="float" office:value="-0.130519240446333" calcext:value-type="float">
            <text:p>-0.13051924044633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74748346" calcext:value-type="float">
            <text:p>3.374748346</text:p>
          </table:table-cell>
          <table:table-cell office:value-type="float" office:value="63.8078227281005" calcext:value-type="float">
            <text:p>63.8078227281005</text:p>
          </table:table-cell>
          <table:table-cell office:value-type="float" office:value="68" calcext:value-type="float">
            <text:p>68</text:p>
          </table:table-cell>
          <table:table-cell office:value-type="float" office:value="4.19217727189951" calcext:value-type="float">
            <text:p>4.1921772718995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.330413773" calcext:value-type="float">
            <text:p>3.330413773</text:p>
          </table:table-cell>
          <table:table-cell office:value-type="float" office:value="66.4219430149958" calcext:value-type="float">
            <text:p>66.4219430149958</text:p>
          </table:table-cell>
          <table:table-cell office:value-type="float" office:value="68" calcext:value-type="float">
            <text:p>68</text:p>
          </table:table-cell>
          <table:table-cell office:value-type="float" office:value="1.57805698500422" calcext:value-type="float">
            <text:p>1.57805698500422</text:p>
          </table:table-cell>
          <table:table-cell table:number-columns-repeated="3"/>
        </table:table-row>
        <table:table-row table:style-name="ro1" table:number-rows-repeated="104847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ize circuit" table:style-name="ta1">
        <table:shapes>
          <draw:frame draw:z-index="0" draw:style-name="gr1" draw:text-style-name="P1" svg:width="6.2988in" svg:height="3.5429in" svg:x="2.3185in" svg:y="3.3098in">
            <draw:object draw:notify-on-update-of-ranges="'size circuit'.A21:'size circuit'.A21 'size circuit'.A22:'size circuit'.A32 'size circuit'.B21:'size circuit'.B21 'size circuit'.B22:'size circuit'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t from ‘data fit’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b, C = </text:p>
          </table:table-cell>
          <table:table-cell/>
          <table:table-cell table:style-name="ce8" table:formula="of:=[$'data fit'.K31]" office:value-type="float" office:value="-58.9634704927756" calcext:value-type="float">
            <text:p>-58.96</text:p>
          </table:table-cell>
          <table:table-cell office:value-type="string" calcext:value-type="string">
            <text:p>* log10(Rmeas) + </text:p>
          </table:table-cell>
          <table:table-cell table:style-name="ce14" table:formula="of:=[$'data fit'.K30]" office:value-type="float" office:value="262.794697248015" calcext:value-type="float">
            <text:p>262.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sense=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ref=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data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T, C</text:p>
          </table:table-cell>
          <table:table-cell table:style-name="ce10" office:value-type="string" calcext:value-type="string">
            <text:p>log10(Rprobe)</text:p>
          </table:table-cell>
          <table:table-cell table:style-name="ce10" office:value-type="string" calcext:value-type="string">
            <text:p>Rprobe</text:p>
          </table:table-cell>
          <table:table-cell table:style-name="ce10" office:value-type="string" calcext:value-type="string">
            <text:p>Rtotal</text:p>
          </table:table-cell>
          <table:table-cell table:style-name="ce10" office:value-type="string" calcext:value-type="string">
            <text:p>I, A</text:p>
          </table:table-cell>
          <table:table-cell table:style-name="ce10" office:value-type="string" calcext:value-type="string">
            <text:p>Vtb high, V</text:p>
          </table:table-cell>
          <table:table-cell table:style-name="ce10" office:value-type="string" calcext:value-type="string">
            <text:p>Vtb lo *****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table:formula="of:=([.A7]-[.$F$2])/[.$D$2]" office:value-type="float" office:value="4.45690687898388" calcext:value-type="float">
            <text:p>4.4569</text:p>
          </table:table-cell>
          <table:table-cell table:style-name="ce11" table:formula="of:=10^[.B7]" office:value-type="float" office:value="28635.6390138476" calcext:value-type="float">
            <text:p>28635.6390</text:p>
          </table:table-cell>
          <table:table-cell table:style-name="ce12" table:formula="of:=[.C7]+[.$D$3]" office:value-type="float" office:value="43635.6390138476" calcext:value-type="float">
            <text:p>43636</text:p>
          </table:table-cell>
          <table:table-cell table:style-name="ce13" table:formula="of:=[.$D$4]/[.D7]" office:value-type="float" office:value="0.0000756262558445118" calcext:value-type="float">
            <text:p>.000076</text:p>
          </table:table-cell>
          <table:table-cell table:style-name="ce15" table:formula="of:=[.E7]*[.$D$3]" office:value-type="float" office:value="1.13439383766768" calcext:value-type="float">
            <text:p>1.134</text:p>
          </table:table-cell>
          <table:table-cell table:style-name="ce15" table:formula="of:=[.$D$4]-[.F7]" office:value-type="float" office:value="2.16560616233232" calcext:value-type="float">
            <text:p>2.166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1" table:formula="of:=([.A8]-[.$F$2])/[.$D$2]" office:value-type="float" office:value="4.37210861391886" calcext:value-type="float">
            <text:p>4.3721</text:p>
          </table:table-cell>
          <table:table-cell table:style-name="ce11" table:formula="of:=10^[.B8]" office:value-type="float" office:value="23556.3833839916" calcext:value-type="float">
            <text:p>23556.3834</text:p>
          </table:table-cell>
          <table:table-cell table:style-name="ce12" table:formula="of:=[.C8]+[.$D$3]" office:value-type="float" office:value="38556.3833839916" calcext:value-type="float">
            <text:p>38556</text:p>
          </table:table-cell>
          <table:table-cell table:style-name="ce13" table:formula="of:=[.$D$4]/[.D8]" office:value-type="float" office:value="0.0000855889404131754" calcext:value-type="float">
            <text:p>.000086</text:p>
          </table:table-cell>
          <table:table-cell table:style-name="ce15" table:formula="of:=[.E8]*[.$D$3]" office:value-type="float" office:value="1.28383410619763" calcext:value-type="float">
            <text:p>1.284</text:p>
          </table:table-cell>
          <table:table-cell table:style-name="ce15" table:formula="of:=[.$D$4]-[.F8]" office:value-type="float" office:value="2.01616589380237" calcext:value-type="float">
            <text:p>2.016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1" table:formula="of:=([.A9]-[.$F$2])/[.$D$2]" office:value-type="float" office:value="4.28731034885384" calcext:value-type="float">
            <text:p>4.2873</text:p>
          </table:table-cell>
          <table:table-cell table:style-name="ce11" table:formula="of:=10^[.B9]" office:value-type="float" office:value="19378.0623461993" calcext:value-type="float">
            <text:p>19378.0623</text:p>
          </table:table-cell>
          <table:table-cell table:style-name="ce12" table:formula="of:=[.C9]+[.$D$3]" office:value-type="float" office:value="34378.0623461993" calcext:value-type="float">
            <text:p>34378</text:p>
          </table:table-cell>
          <table:table-cell table:style-name="ce13" table:formula="of:=[.$D$4]/[.D9]" office:value-type="float" office:value="0.0000959914484640767" calcext:value-type="float">
            <text:p>.000096</text:p>
          </table:table-cell>
          <table:table-cell table:style-name="ce15" table:formula="of:=[.E9]*[.$D$3]" office:value-type="float" office:value="1.43987172696115" calcext:value-type="float">
            <text:p>1.440</text:p>
          </table:table-cell>
          <table:table-cell table:style-name="ce15" table:formula="of:=[.$D$4]-[.F9]" office:value-type="float" office:value="1.86012827303885" calcext:value-type="float">
            <text:p>1.860</text:p>
          </table:table-cell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1" table:formula="of:=([.A10]-[.$F$2])/[.$D$2]" office:value-type="float" office:value="4.20251208378882" calcext:value-type="float">
            <text:p>4.2025</text:p>
          </table:table-cell>
          <table:table-cell table:style-name="ce11" table:formula="of:=10^[.B10]" office:value-type="float" office:value="15940.8723390184" calcext:value-type="float">
            <text:p>15940.8723</text:p>
          </table:table-cell>
          <table:table-cell table:style-name="ce12" table:formula="of:=[.C10]+[.$D$3]" office:value-type="float" office:value="30940.8723390184" calcext:value-type="float">
            <text:p>30941</text:p>
          </table:table-cell>
          <table:table-cell table:style-name="ce13" table:formula="of:=[.$D$4]/[.D10]" office:value-type="float" office:value="0.000106655040744875" calcext:value-type="float">
            <text:p>.000107</text:p>
          </table:table-cell>
          <table:table-cell table:style-name="ce15" table:formula="of:=[.E10]*[.$D$3]" office:value-type="float" office:value="1.59982561117313" calcext:value-type="float">
            <text:p>1.600</text:p>
          </table:table-cell>
          <table:table-cell table:style-name="ce15" table:formula="of:=[.$D$4]-[.F10]" office:value-type="float" office:value="1.70017438882687" calcext:value-type="float">
            <text:p>1.700</text:p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1" table:formula="of:=([.A11]-[.$F$2])/[.$D$2]" office:value-type="float" office:value="4.11771381872379" calcext:value-type="float">
            <text:p>4.1177</text:p>
          </table:table-cell>
          <table:table-cell table:style-name="ce11" table:formula="of:=10^[.B11]" office:value-type="float" office:value="13113.3550088265" calcext:value-type="float">
            <text:p>13113.3550</text:p>
          </table:table-cell>
          <table:table-cell table:style-name="ce12" table:formula="of:=[.C11]+[.$D$3]" office:value-type="float" office:value="28113.3550088265" calcext:value-type="float">
            <text:p>28113</text:p>
          </table:table-cell>
          <table:table-cell table:style-name="ce13" table:formula="of:=[.$D$4]/[.D11]" office:value-type="float" office:value="0.000117381934634409" calcext:value-type="float">
            <text:p>.000117</text:p>
          </table:table-cell>
          <table:table-cell table:style-name="ce15" table:formula="of:=[.E11]*[.$D$3]" office:value-type="float" office:value="1.76072901951613" calcext:value-type="float">
            <text:p>1.761</text:p>
          </table:table-cell>
          <table:table-cell table:style-name="ce15" table:formula="of:=[.$D$4]-[.F11]" office:value-type="float" office:value="1.53927098048387" calcext:value-type="float">
            <text:p>1.539</text:p>
          </table:table-cell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1" table:formula="of:=([.A12]-[.$F$2])/[.$D$2]" office:value-type="float" office:value="4.03291555365877" calcext:value-type="float">
            <text:p>4.0329</text:p>
          </table:table-cell>
          <table:table-cell table:style-name="ce11" table:formula="of:=10^[.B12]" office:value-type="float" office:value="10787.3694695244" calcext:value-type="float">
            <text:p>10787.3695</text:p>
          </table:table-cell>
          <table:table-cell table:style-name="ce12" table:formula="of:=[.C12]+[.$D$3]" office:value-type="float" office:value="25787.3694695244" calcext:value-type="float">
            <text:p>25787</text:p>
          </table:table-cell>
          <table:table-cell table:style-name="ce13" table:formula="of:=[.$D$4]/[.D12]" office:value-type="float" office:value="0.000127969624970858" calcext:value-type="float">
            <text:p>.000128</text:p>
          </table:table-cell>
          <table:table-cell table:style-name="ce15" table:formula="of:=[.E12]*[.$D$3]" office:value-type="float" office:value="1.91954437456287" calcext:value-type="float">
            <text:p>1.920</text:p>
          </table:table-cell>
          <table:table-cell table:style-name="ce15" table:formula="of:=[.$D$4]-[.F12]" office:value-type="float" office:value="1.38045562543713" calcext:value-type="float">
            <text:p>1.380</text:p>
          </table:table-cell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1" table:formula="of:=([.A13]-[.$F$2])/[.$D$2]" office:value-type="float" office:value="3.94811728859375" calcext:value-type="float">
            <text:p>3.9481</text:p>
          </table:table-cell>
          <table:table-cell table:style-name="ce11" table:formula="of:=10^[.B13]" office:value-type="float" office:value="8873.95635927664" calcext:value-type="float">
            <text:p>8873.9564</text:p>
          </table:table-cell>
          <table:table-cell table:style-name="ce12" table:formula="of:=[.C13]+[.$D$3]" office:value-type="float" office:value="23873.9563592766" calcext:value-type="float">
            <text:p>23874</text:p>
          </table:table-cell>
          <table:table-cell table:style-name="ce13" table:formula="of:=[.$D$4]/[.D13]" office:value-type="float" office:value="0.00013822593751696" calcext:value-type="float">
            <text:p>.000138</text:p>
          </table:table-cell>
          <table:table-cell table:style-name="ce15" table:formula="of:=[.E13]*[.$D$3]" office:value-type="float" office:value="2.0733890627544" calcext:value-type="float">
            <text:p>2.073</text:p>
          </table:table-cell>
          <table:table-cell table:style-name="ce15" table:formula="of:=[.$D$4]-[.F13]" office:value-type="float" office:value="1.2266109372456" calcext:value-type="float">
            <text:p>1.227</text:p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1" table:formula="of:=([.A14]-[.$F$2])/[.$D$2]" office:value-type="float" office:value="3.86331902352873" calcext:value-type="float">
            <text:p>3.8633</text:p>
          </table:table-cell>
          <table:table-cell table:style-name="ce11" table:formula="of:=10^[.B14]" office:value-type="float" office:value="7299.93551150871" calcext:value-type="float">
            <text:p>7299.9355</text:p>
          </table:table-cell>
          <table:table-cell table:style-name="ce12" table:formula="of:=[.C14]+[.$D$3]" office:value-type="float" office:value="22299.9355115087" calcext:value-type="float">
            <text:p>22300</text:p>
          </table:table-cell>
          <table:table-cell table:style-name="ce13" table:formula="of:=[.$D$4]/[.D14]" office:value-type="float" office:value="0.000147982490725003" calcext:value-type="float">
            <text:p>.000148</text:p>
          </table:table-cell>
          <table:table-cell table:style-name="ce15" table:formula="of:=[.E14]*[.$D$3]" office:value-type="float" office:value="2.21973736087504" calcext:value-type="float">
            <text:p>2.220</text:p>
          </table:table-cell>
          <table:table-cell table:style-name="ce15" table:formula="of:=[.$D$4]-[.F14]" office:value-type="float" office:value="1.08026263912496" calcext:value-type="float">
            <text:p>1.080</text:p>
          </table:table-cell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1" table:formula="of:=([.A15]-[.$F$2])/[.$D$2]" office:value-type="float" office:value="3.7785207584637" calcext:value-type="float">
            <text:p>3.7785</text:p>
          </table:table-cell>
          <table:table-cell table:style-name="ce11" table:formula="of:=10^[.B15]" office:value-type="float" office:value="6005.10711510078" calcext:value-type="float">
            <text:p>6005.1071</text:p>
          </table:table-cell>
          <table:table-cell table:style-name="ce12" table:formula="of:=[.C15]+[.$D$3]" office:value-type="float" office:value="21005.1071151008" calcext:value-type="float">
            <text:p>21005</text:p>
          </table:table-cell>
          <table:table-cell table:style-name="ce13" table:formula="of:=[.$D$4]/[.D15]" office:value-type="float" office:value="0.000157104649927141" calcext:value-type="float">
            <text:p>.000157</text:p>
          </table:table-cell>
          <table:table-cell table:style-name="ce15" table:formula="of:=[.E15]*[.$D$3]" office:value-type="float" office:value="2.35656974890711" calcext:value-type="float">
            <text:p>2.357</text:p>
          </table:table-cell>
          <table:table-cell table:style-name="ce15" table:formula="of:=[.$D$4]-[.F15]" office:value-type="float" office:value="0.94343025109289" calcext:value-type="float">
            <text:p>.943</text:p>
          </table:table-cell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1" table:formula="of:=([.A16]-[.$F$2])/[.$D$2]" office:value-type="float" office:value="3.69372249339868" calcext:value-type="float">
            <text:p>3.6937</text:p>
          </table:table-cell>
          <table:table-cell table:style-name="ce11" table:formula="of:=10^[.B16]" office:value-type="float" office:value="4939.94931968667" calcext:value-type="float">
            <text:p>4939.9493</text:p>
          </table:table-cell>
          <table:table-cell table:style-name="ce12" table:formula="of:=[.C16]+[.$D$3]" office:value-type="float" office:value="19939.9493196867" calcext:value-type="float">
            <text:p>19940</text:p>
          </table:table-cell>
          <table:table-cell table:style-name="ce13" table:formula="of:=[.$D$4]/[.D16]" office:value-type="float" office:value="0.000165496910102069" calcext:value-type="float">
            <text:p>.000165</text:p>
          </table:table-cell>
          <table:table-cell table:style-name="ce15" table:formula="of:=[.E16]*[.$D$3]" office:value-type="float" office:value="2.48245365153104" calcext:value-type="float">
            <text:p>2.482</text:p>
          </table:table-cell>
          <table:table-cell table:style-name="ce15" table:formula="of:=[.$D$4]-[.F16]" office:value-type="float" office:value="0.817546348468963" calcext:value-type="float">
            <text:p>.8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ange=</text:p>
          </table:table-cell>
          <table:table-cell table:style-name="ce16" table:formula="of:=MAX([.F7:.F16])-MIN([.F7:.F16])" office:value-type="float" office:value="1.34805981386336" calcext:value-type="float">
            <text:p>1.348</text:p>
          </table:table-cell>
          <table:table-cell table:style-name="ce16" table:formula="of:=MAX([.G7:.G16])-MIN([.G7:.G16])" office:value-type="float" office:value="1.34805981386336" calcext:value-type="float">
            <text:p>1.34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sense</text:p>
          </table:table-cell>
          <table:table-cell office:value-type="string" calcext:value-type="string">
            <text:p>Range, Vtb lo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44" calcext:value-type="float">
            <text:p>0.444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36" calcext:value-type="float">
            <text:p>0.736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072" calcext:value-type="float">
            <text:p>1.072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32" calcext:value-type="float">
            <text:p>1.3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355" calcext:value-type="float">
            <text:p>1.355</text:p>
          </table:table-cell>
          <table:table-cell table:number-columns-repeated="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363" calcext:value-type="float">
            <text:p>1.363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356" calcext:value-type="float">
            <text:p>1.356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348" calcext:value-type="float">
            <text:p>1.348</text:p>
          </table:table-cell>
          <table:table-cell table:number-columns-repeated="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.339" calcext:value-type="float">
            <text:p>1.339</text:p>
          </table:table-cell>
          <table:table-cell table:number-columns-repeated="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322" calcext:value-type="float">
            <text:p>1.32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89" calcext:value-type="float">
            <text:p>1.28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data fit'.G5:'data fit'.G7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size circuit'.A22:'size circuit'.B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7">
      <number:number number:decimal-places="16" number:min-decimal-places="16" number:min-integer-digits="1"/>
    </number:number-style>
    <number:number-style style:name="N138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number:number-style style:name="N140">
      <number:number number:decimal-places="19" number:min-decimal-places="19" number:min-integer-digits="1"/>
    </number:number-style>
    <number:number-style style:name="N141">
      <number:number number:decimal-places="20" number:min-decimal-places="20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8">
      <number:number number:decimal-places="3" number:min-decimal-places="3" number:min-integer-digits="0" number:grouping="true"/>
    </number:number-style>
    <number:number-style style:name="N159">
      <number:number number:decimal-places="4" number:min-decimal-places="4" number:min-integer-digits="0" number:grouping="true"/>
    </number:number-style>
    <number:number-style style:name="N160">
      <number:number number:decimal-places="5" number:min-decimal-places="5" number:min-integer-digits="0" number:grouping="true"/>
    </number:number-style>
    <number:number-style style:name="N161">
      <number:number number:decimal-places="6" number:min-decimal-places="6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12:15:20.205000000</meta:creation-date>
    <dc:date>2024-06-15T12:55:37.568000000</dc:date>
    <meta:editing-duration>PT40M13S</meta:editing-duration>
    <meta:editing-cycles>8</meta:editing-cycles>
    <meta:generator>LibreOffice/7.5.1.2$Windows_X86_64 LibreOffice_project/fcbaee479e84c6cd81291587d2ee68cba099e129</meta:generator>
    <meta:document-statistic meta:table-count="2" meta:cell-count="82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4.201cm" style:legend-expansion="high" chart:style-name="ch2"/>
        <chart:plot-area chart:style-name="ch3" table:cell-range-address="'size circuit'.A21:'size circuit'.B32" chart:data-source-has-labels="row" svg:x="0.32cm" svg:y="0.18cm" svg:width="11.926cm" svg:height="8.64cm">
          <chart:coordinate-region svg:x="1.047cm" svg:y="0.379cm" svg:width="10.73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ze circuit'.B22:'size circuit'.B32" chart:label-cell-address="'size circuit'.B21:'size circuit'.B21" chart:class="chart:scatter">
            <chart:domain table:cell-range-address="'size circuit'.A22:'size circuit'.A3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ge, Vtb lo</text:p>
                <draw:g>
                  <svg:desc>'size circuit'.B21:'size circuit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size circuit'.A22:'size circuit'.A32</svg:desc>
                </draw:g>
              </table:table-cell>
              <table:table-cell office:value-type="float" office:value="0.444">
                <text:p>0.444</text:p>
                <draw:g>
                  <svg:desc>'size circuit'.B22:'size circuit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">
                <text:p>12000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">
                <text:p>14000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">
                <text:p>15000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0">
                <text:p>16000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00">
                <text:p>17500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1.289">
                <text:p>1.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